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108.96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73.96pt"/>
    </style:style>
    <style:style style:name="co5" style:family="table-column">
      <style:table-column-properties fo:break-before="auto" style:column-width="51.1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26.45pt"/>
    </style:style>
    <style:style style:name="co8" style:family="table-column">
      <style:table-column-properties fo:break-before="auto" style:column-width="68.54pt"/>
    </style:style>
    <style:style style:name="co9" style:family="table-column">
      <style:table-column-properties fo:break-before="auto" style:column-width="40.39pt"/>
    </style:style>
    <style:style style:name="co10" style:family="table-column">
      <style:table-column-properties fo:break-before="auto" style:column-width="76.96pt"/>
    </style:style>
    <style:style style:name="co11" style:family="table-column">
      <style:table-column-properties fo:break-before="auto" style:column-width="120.36pt"/>
    </style:style>
    <style:style style:name="co12" style:family="table-column">
      <style:table-column-properties fo:break-before="auto" style:column-width="168.41pt"/>
    </style:style>
    <style:style style:name="co13" style:family="table-column">
      <style:table-column-properties fo:break-before="auto" style:column-width="289.5pt"/>
    </style:style>
    <style:style style:name="co14" style:family="table-column">
      <style:table-column-properties fo:break-before="auto" style:column-width="46.49pt"/>
    </style:style>
    <style:style style:name="co15" style:family="table-column">
      <style:table-column-properties fo:break-before="auto" style:column-width="89.89pt"/>
    </style:style>
    <style:style style:name="co16" style:family="table-column">
      <style:table-column-properties fo:break-before="auto" style:column-width="99.04pt"/>
    </style:style>
    <style:style style:name="co17" style:family="table-column">
      <style:table-column-properties fo:break-before="auto" style:column-width="233.09pt"/>
    </style:style>
    <style:style style:name="co18" style:family="table-column">
      <style:table-column-properties fo:break-before="auto" style:column-width="208.74pt"/>
    </style:style>
    <style:style style:name="co19" style:family="table-column">
      <style:table-column-properties fo:break-before="auto" style:column-width="190.46pt"/>
    </style:style>
    <style:style style:name="co20" style:family="table-column">
      <style:table-column-properties fo:break-before="auto" style:column-width="137.14pt"/>
    </style:style>
    <style:style style:name="co21" style:family="table-column">
      <style:table-column-properties fo:break-before="auto" style:column-width="121.15pt"/>
    </style:style>
    <style:style style:name="co22" style:family="table-column">
      <style:table-column-properties fo:break-before="auto" style:column-width="134.84pt"/>
    </style:style>
    <style:style style:name="co23" style:family="table-column">
      <style:table-column-properties fo:break-before="auto" style:column-width="220.96pt"/>
    </style:style>
    <style:style style:name="co24" style:family="table-column">
      <style:table-column-properties fo:break-before="auto" style:column-width="201.09pt"/>
    </style:style>
    <style:style style:name="co25" style:family="table-column">
      <style:table-column-properties fo:break-before="auto" style:column-width="102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PageStyle_5f_Vegetali_5f_DisciplinareGP">
      <style:table-properties table:display="true" style:writing-mode="lr-tb"/>
    </style:style>
    <style:style style:name="ta2" style:family="table" style:master-page-name="PageStyle_5f_Veg_5f_Discip_5f_GP_5f_Distribuzione">
      <style:table-properties table:display="true" style:writing-mode="lr-tb"/>
    </style:style>
    <style:style style:name="ta3" style:family="table" style:master-page-name="PageStyle_5f_Famiglie_5f_Generi_5f_Italia_20_">
      <style:table-properties table:display="true" style:writing-mode="lr-tb"/>
    </style:style>
    <style:style style:name="ta4" style:family="table" style:master-page-name="PageStyle_5f_Specie">
      <style:table-properties table:display="true" style:writing-mode="lr-tb"/>
    </style:style>
    <style:style style:name="ta5" style:family="table" style:master-page-name="PageStyle_5f_acc._20_num._20_disciplinare">
      <style:table-properties table:display="true" style:writing-mode="lr-tb"/>
    </style:style>
    <style:style style:name="ta6" style:family="table" style:master-page-name="PageStyle_5f_acc._20_num._20_specie_20_italia">
      <style:table-properties table:display="true" style:writing-mode="lr-tb"/>
    </style:style>
    <style:style style:name="ta7" style:family="table" style:master-page-name="PageStyle_5f_specie_20_da_20_eliminare_20_da_20_db_20_">
      <style:table-properties table:display="true" style:writing-mode="lr-tb"/>
    </style:style>
    <style:style style:name="ta8" style:family="table" style:master-page-name="PageStyle_5f_acc._20_numb._20_per_20_iga">
      <style:table-properties table:display="true" style:writing-mode="lr-tb"/>
    </style:style>
    <style:style style:name="ta9" style:family="table" style:master-page-name="PageStyle_5f_acc._20_num._20_per_20_slob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202122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rotation-align="none"/>
      <style:text-properties fo:color="#0b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fo:border="none" style:rotation-align="non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none" style:rotation-align="none"/>
      <style:text-properties fo:color="#202122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57575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7f9f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f5f5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getali_DisciplinareG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da Art. 4 Disciplinare Grana Padano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Nome_Comune</text:p>
          </table:table-cell>
          <table:table-cell table:style-name="ce2" office:value-type="string" calcext:value-type="string">
            <text:p>Nome_Scientifico</text:p>
          </table:table-cell>
          <table:table-cell table:style-name="ce2" office:value-type="string" calcext:value-type="string">
            <text:p>Famiglia</text:p>
          </table:table-cell>
          <table:table-cell table:style-name="ce2" office:value-type="string" calcext:value-type="string">
            <text:p>Classe</text:p>
          </table:table-cell>
          <table:table-cell table:style-name="ce2"/>
          <table:table-cell table:style-name="ce2" office:value-type="string" calcext:value-type="string">
            <text:p>Divisione</text:p>
          </table:table-cell>
          <table:table-cell table:style-name="ce3"/>
          <table:table-cell table:style-name="ce16" office:value-type="string" calcext:value-type="string">
            <text:p>Acc. number</text:p>
          </table:table-cell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oraggi freschi da prati stabili o artificiali o sfalciati costituiti da: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avena </text:p>
          </table:table-cell>
          <table:table-cell table:style-name="ce3" office:value-type="string" calcext:value-type="string">
            <text:p>Avena sativa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rba mazzolina</text:p>
          </table:table-cell>
          <table:table-cell table:style-name="ce6" office:value-type="string" calcext:value-type="string">
            <text:p>Dactylis glomerata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erba medica</text:p>
          </table:table-cell>
          <table:table-cell table:style-name="ce3" office:value-type="string" calcext:value-type="string">
            <text:p>Medicago sativa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 office:value-type="string" calcext:value-type="string">
            <text:p>dicotiledoni</text:p>
          </table:table-cell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avino</text:p>
          </table:table-cell>
          <table:table-cell table:style-name="ce3" office:value-type="string" calcext:value-type="string">
            <text:p>Vicia faba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estuca</text:p>
          </table:table-cell>
          <table:table-cell table:style-name="ce3" office:value-type="string" calcext:value-type="string">
            <text:p>Festuca arundinacea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leolo</text:p>
          </table:table-cell>
          <table:table-cell table:style-name="ce3" office:value-type="string" calcext:value-type="string">
            <text:p>Phleum pratens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frumento</text:p>
          </table:table-cell>
          <table:table-cell table:style-name="ce3" office:value-type="string" calcext:value-type="string">
            <text:p>Triticum (aestivum o durum)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/>
          <table:table-cell table:style-name="ce17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granturchino</text:p>
          </table:table-cell>
          <table:table-cell table:style-name="ce3" office:value-type="string" calcext:value-type="string">
            <text:p>mais usato verde per produrre foraggo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ietto</text:p>
          </table:table-cell>
          <table:table-cell table:style-name="ce3" office:value-type="string" calcext:value-type="string">
            <text:p>Lolium perenn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3" office:value-type="string" calcext:value-type="string">
            <text:p>monocotiledoni</text:p>
          </table:table-cell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lupinella</text:p>
          </table:table-cell>
          <table:table-cell table:style-name="ce7" office:value-type="string" calcext:value-type="string">
            <text:p> Onobrychis viciifolia</text:p>
          </table:table-cell>
          <table:table-cell table:style-name="ce7" office:value-type="string" calcext:value-type="string">
            <text:p>Fabaceae (o Leguminose)</text:p>
          </table:table-cell>
          <table:table-cell table:style-name="ce3" office:value-type="string" calcext:value-type="string">
            <text:p>Eucotiledoni</text:p>
          </table:table-cell>
          <table:table-cell table:style-name="ce3" table:number-columns-repeated="2"/>
          <table:table-cell table:style-name="ce3" office:value-type="string" calcext:value-type="string">
            <text:p>fieno sano,fieno santo</text:p>
          </table:table-cell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Zea Mays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orzo</text:p>
          </table:table-cell>
          <table:table-cell table:style-name="ce3" office:value-type="string" calcext:value-type="string">
            <text:p>Hordeum vulgar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anico (miglio)</text:p>
          </table:table-cell>
          <table:table-cell table:style-name="ce3" office:value-type="string" calcext:value-type="string">
            <text:p>Panicum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pisello</text:p>
          </table:table-cell>
          <table:table-cell table:style-name="ce3" office:value-type="string" calcext:value-type="string">
            <text:p>Pisum sativum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7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gale</text:p>
          </table:table-cell>
          <table:table-cell table:style-name="ce3" office:value-type="string" calcext:value-type="string">
            <text:p>Secale cereal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orgo</text:p>
          </table:table-cell>
          <table:table-cell table:style-name="ce3" office:value-type="string" calcext:value-type="string">
            <text:p>Sorghum vulgare (bicolor)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trifoglio</text:p>
          </table:table-cell>
          <table:table-cell table:style-name="ce3" office:value-type="string" calcext:value-type="string">
            <text:p>Tripholium pratense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7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veccia</text:p>
          </table:table-cell>
          <table:table-cell table:style-name="ce8" office:value-type="string" calcext:value-type="string">
            <text:p>Vicia sativa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" table:number-rows-spanned="1">
            <text:p>Fieni ottenuti da:</text:p>
          </table:table-cell>
          <table:covered-table-cell/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stesse essenze fresche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" table:number-rows-spanned="1">
            <text:p>paglie ottenute con:</text:p>
          </table:table-cell>
          <table:covered-table-cell/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frumento</text:p>
          </table:table-cell>
          <table:table-cell table:style-name="ce3" office:value-type="string" calcext:value-type="string">
            <text:p>Triticum (aestivum odurum)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vena</text:p>
          </table:table-cell>
          <table:table-cell table:style-name="ce3" office:value-type="string" calcext:value-type="string">
            <text:p>Avena sativa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rzo</text:p>
          </table:table-cell>
          <table:table-cell table:style-name="ce3" office:value-type="string" calcext:value-type="string">
            <text:p>Hordeum vulgar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egale</text:p>
          </table:table-cell>
          <table:table-cell table:style-name="ce3" office:value-type="string" calcext:value-type="string">
            <text:p>Secale cereal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triticale</text:p>
          </table:table-cell>
          <table:table-cell table:style-name="ce9" office:value-type="string" calcext:value-type="string">
            <text:p>x Triticosecale Wittmack</text:p>
          </table:table-cell>
          <table:table-cell table:style-name="ce3" office:value-type="string" calcext:value-type="string">
            <text:p>Poaceae (o Graminacee)</text:p>
          </table:table-cell>
          <table:table-cell table:style-name="ce3" table:number-columns-repeated="3"/>
          <table:table-cell table:style-name="ce15" office:value-type="string" calcext:value-type="string">
            <text:p><text:a xlink:href="https://it.wikipedia.org/wiki/Segale" xlink:type="simple"> ibrido artificiale tra la segale e il grano duro o altre varietà del genere Triticum</text:a>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Insilati non ammessi per prod. Trentingrana</text:p>
          </table:table-cell>
          <table:covered-table-cell table:number-columns-repeated="2"/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trinciato di mais </text:p>
          </table:table-cell>
          <table:table-cell table:style-name="ce3" office:value-type="string" calcext:value-type="string">
            <text:p>Zea Mays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ieno silo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5" office:value-type="string" calcext:value-type="string">
            <text:p>Mangimi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3" office:value-type="string" calcext:value-type="string">
            <text:p>avena</text:p>
          </table:table-cell>
          <table:table-cell table:style-name="ce3" office:value-type="string" calcext:value-type="string">
            <text:p>Avena sativa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rumento</text:p>
          </table:table-cell>
          <table:table-cell table:style-name="ce3" office:value-type="string" calcext:value-type="string">
            <text:p>Triticum (aestivum odurum)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mais</text:p>
          </table:table-cell>
          <table:table-cell table:style-name="ce3" office:value-type="string" calcext:value-type="string">
            <text:p>Zea Mays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rzo</text:p>
          </table:table-cell>
          <table:table-cell table:style-name="ce3" office:value-type="string" calcext:value-type="string">
            <text:p>Hordeum vulgar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egale</text:p>
          </table:table-cell>
          <table:table-cell table:style-name="ce3" office:value-type="string" calcext:value-type="string">
            <text:p>Secale cereale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orgo</text:p>
          </table:table-cell>
          <table:table-cell table:style-name="ce3" office:value-type="string" calcext:value-type="string">
            <text:p>Sorghum vulgare (bicolor)</text:p>
          </table:table-cell>
          <table:table-cell table:style-name="ce3" office:value-type="string" calcext:value-type="string">
            <text:p>Poaceae (o Graminacee)</text:p>
          </table:table-cell>
          <table:table-cell table:style-name="ce12" office:value-type="string" calcext:value-type="string">
            <text:p><text:a xlink:href="https://it.wikipedia.org/wiki/Liliopsida" xlink:type="simple">Liliopsida</text:a></text:p>
          </table:table-cell>
          <table:table-cell table:style-name="ce12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triticale</text:p>
          </table:table-cell>
          <table:table-cell table:style-name="ce9" office:value-type="string" calcext:value-type="string">
            <text:p>x Triticosecale Wittmack</text:p>
          </table:table-cell>
          <table:table-cell table:style-name="ce3" office:value-type="string" calcext:value-type="string">
            <text:p>Poaceae (o Graminacee)</text:p>
          </table:table-cell>
          <table:table-cell table:style-name="ce3" table:number-columns-repeated="3"/>
          <table:table-cell table:style-name="ce15" office:value-type="string" calcext:value-type="string">
            <text:p><text:a xlink:href="https://it.wikipedia.org/wiki/Segale" xlink:type="simple"> ibrido artificiale tra la segale e il grano duro o altre varietà del genere Triticum</text:a></text:p>
          </table:table-cell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" table:number-rows-spanned="1">
            <text:p>Semi oleaginosi <text:s/>loro derivati</text:p>
          </table:table-cell>
          <table:covered-table-cell/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soia</text:p>
          </table:table-cell>
          <table:table-cell table:style-name="ce3" office:value-type="string" calcext:value-type="string">
            <text:p>Glycine max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cotone</text:p>
          </table:table-cell>
          <table:table-cell table:style-name="ce3" office:value-type="string" calcext:value-type="string">
            <text:p>Gossypium</text:p>
          </table:table-cell>
          <table:table-cell table:style-name="ce11" office:value-type="string" calcext:value-type="string">
            <text:p><text:a xlink:href="https://it.wikipedia.org/wiki/Malvaceae" xlink:type="simple">Malvaceae</text:a>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girasole</text:p>
          </table:table-cell>
          <table:table-cell table:style-name="ce3" office:value-type="string" calcext:value-type="string">
            <text:p>Heliantus annus</text:p>
          </table:table-cell>
          <table:table-cell table:style-name="ce11" office:value-type="string" calcext:value-type="string">
            <text:p><text:a xlink:href="https://it.wikipedia.org/wiki/Asteraceae" xlink:type="simple">Asteraceae</text:a>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lino</text:p>
          </table:table-cell>
          <table:table-cell table:style-name="ce3" office:value-type="string" calcext:value-type="string">
            <text:p>Linum usitatissimum</text:p>
          </table:table-cell>
          <table:table-cell table:style-name="ce11" office:value-type="string" calcext:value-type="string">
            <text:p><text:a xlink:href="https://it.wikipedia.org/wiki/Linaceae" xlink:type="simple">Linaceae</text:a>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" table:number-rows-spanned="1">
            <text:p>Tuberi loro derivati</text:p>
          </table:table-cell>
          <table:covered-table-cell/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Patata</text:p>
          </table:table-cell>
          <table:table-cell table:style-name="ce10" office:value-type="string" calcext:value-type="string">
            <text:p>Solanum tuberosum</text:p>
          </table:table-cell>
          <table:table-cell table:style-name="ce11" office:value-type="string" calcext:value-type="string">
            <text:p><text:a xlink:href="https://it.wikipedia.org/wiki/Solanaceae" xlink:type="simple">Solanaceae</text:a>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2" table:number-rows-spanned="1">
            <text:p>Semi di leguminose, carrube</text:p>
          </table:table-cell>
          <table:covered-table-cell/>
          <table:table-cell table:style-name="ce3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carrube</text:p>
          </table:table-cell>
          <table:table-cell table:style-name="ce3" table:number-columns-repeated="25"/>
          <table:table-cell table:number-columns-repeated="998"/>
        </table:table-row>
        <table:table-row table:style-name="ro2">
          <table:table-cell table:style-name="ce3" office:value-type="string" calcext:value-type="string">
            <text:p>fave</text:p>
          </table:table-cell>
          <table:table-cell table:style-name="ce3" office:value-type="string" calcext:value-type="string">
            <text:p>Vicia faba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favino</text:p>
          </table:table-cell>
          <table:table-cell table:style-name="ce3" office:value-type="string" calcext:value-type="string">
            <text:p>Vicia faba</text:p>
          </table:table-cell>
          <table:table-cell table:style-name="ce7" office:value-type="string" calcext:value-type="string">
            <text:p>Fabaceae (o Leguminose)</text:p>
          </table:table-cell>
          <table:table-cell table:style-name="ce7" office:value-type="string" calcext:value-type="string">
            <text:p>Magnoliopsida</text:p>
          </table:table-cell>
          <table:table-cell table:style-name="ce3"/>
          <table:table-cell table:style-name="ce13" office:value-type="string" calcext:value-type="string">
            <text:p>Magnoliophyta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pisello proteico</text:p>
          </table:table-cell>
          <table:table-cell table:style-name="ce3" table:number-columns-repeated="4"/>
          <table:table-cell table:style-name="ce14" office:value-type="string" calcext:value-type="string">
            <text:p>Finale, Solara (varietà di tipo 'afila'), Isard (varietà invernale).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2">
          <table:table-cell table:style-name="ce3" table:number-columns-repeated="26"/>
          <table:table-cell table:number-columns-repeated="998"/>
        </table:table-row>
        <table:table-row table:style-name="ro2">
          <table:table-cell table:style-name="ce3" table:number-columns-repeated="26"/>
          <table:table-cell table:number-columns-repeated="998"/>
        </table:table-row>
        <table:table-row table:style-name="ro2" table:number-rows-repeated="938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g_Discip_GP_Distribuzione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2" table:default-cell-style-name="Default"/>
        <table:table-column table:style-name="co10" table:number-columns-repeated="999" table:default-cell-style-name="Default"/>
        <table:table-row table:style-name="ro4"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Distribuzione (da Flora Italian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Heliantus annus</text:p>
          </table:table-cell>
          <table:table-cell table:style-name="ce3" office:value-type="string" calcext:value-type="string">
            <text:p>tutta italia (no Valle d'Aosta e Pugl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Onobrychis viciifolia</text:p>
          </table:table-cell>
          <table:table-cell table:style-name="ce3" office:value-type="string" calcext:value-type="string">
            <text:p>tutta ital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Glycine max</text:p>
          </table:table-cell>
          <table:table-cell table:style-name="ce16" office:value-type="string" calcext:value-type="string">
            <text:p>Piemonte, Liguria,FriuliVG, EmiliaR, Marche e Umbr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Medicago sativa</text:p>
          </table:table-cell>
          <table:table-cell table:style-name="ce16" office:value-type="string" calcext:value-type="string">
            <text:p>tutta italia e europ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Pisum sativum</text:p>
          </table:table-cell>
          <table:table-cell table:style-name="ce16" office:value-type="string" calcext:value-type="string">
            <text:p>tutta italia (no Valle d'Aosta e Trentino A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Tripholium pratense</text:p>
          </table:table-cell>
          <table:table-cell table:style-name="ce16" office:value-type="string" calcext:value-type="string">
            <text:p>tutta italia e europ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8" office:value-type="string" calcext:value-type="string">
            <text:p>Vicia faba</text:p>
          </table:table-cell>
          <table:table-cell table:style-name="ce16" office:value-type="string" calcext:value-type="string">
            <text:p>tutta italia (no Valle d'Aosta, Trentino AA e Marche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Fabaceae </text:p>
          </table:table-cell>
          <table:table-cell table:style-name="ce19" office:value-type="string" calcext:value-type="string">
            <text:p>Vicia sativa</text:p>
          </table:table-cell>
          <table:table-cell table:style-name="ce16" office:value-type="string" calcext:value-type="string">
            <text:p>tutta italia e europ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Linaceae</text:p>
          </table:table-cell>
          <table:table-cell table:style-name="ce18" office:value-type="string" calcext:value-type="string">
            <text:p>Linum usitatissimum</text:p>
          </table:table-cell>
          <table:table-cell table:style-name="ce16" office:value-type="string" calcext:value-type="string">
            <text:p>tutta italia (no Valle d'Aosta, Trentino AA, Marche e Umbr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Malvaceae</text:p>
          </table:table-cell>
          <table:table-cell table:style-name="ce18" office:value-type="string" calcext:value-type="string">
            <text:p>Gossypium</text:p>
          </table:table-cell>
          <table:table-cell table:style-name="ce16" office:value-type="string" calcext:value-type="string">
            <text:p>Basilicata, Sicilia; SudEurop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Avena sativa</text:p>
          </table:table-cell>
          <table:table-cell table:style-name="ce3" office:value-type="string" calcext:value-type="string">
            <text:p>tutta ital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Dactylis glomerata</text:p>
          </table:table-cell>
          <table:table-cell table:style-name="ce21" office:value-type="string" calcext:value-type="string">
            <text:p>tutta italia e europ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Festuca arundinacea</text:p>
          </table:table-cell>
          <table:table-cell table:style-name="ce16" office:value-type="string" calcext:value-type="string">
            <text:p>tutta ital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Hordeum vulgare</text:p>
          </table:table-cell>
          <table:table-cell table:style-name="ce16" office:value-type="string" calcext:value-type="string">
            <text:p>tutta italia (no valle d'aosta, liguria, veneto, molise, puglia, basilicata, sicil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Lolium perenne</text:p>
          </table:table-cell>
          <table:table-cell table:style-name="ce16" office:value-type="string" calcext:value-type="string">
            <text:p>tutta ital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Panicum</text:p>
          </table:table-cell>
          <table:table-cell table:style-name="ce16" office:value-type="string" calcext:value-type="string">
            <text:p>tutta italia (no molise e ligur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Phleum pratense</text:p>
          </table:table-cell>
          <table:table-cell table:style-name="ce16" office:value-type="string" calcext:value-type="string">
            <text:p>tutta italia 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Secale cereale</text:p>
          </table:table-cell>
          <table:table-cell table:style-name="ce16" office:value-type="string" calcext:value-type="string">
            <text:p>tutta italia (no sicilia, molise, val d'aost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Sorghum vulgare (bicolor)</text:p>
          </table:table-cell>
          <table:table-cell table:style-name="ce16" office:value-type="string" calcext:value-type="string">
            <text:p>tutta italia (liguria, valle d'aosta, lazio, calabria, molise, sicilia, pugl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Triticum (aestivum o durum)</text:p>
          </table:table-cell>
          <table:table-cell table:style-name="ce16" office:value-type="string" calcext:value-type="string">
            <text:p>aestivum: tutta italia (no liguria, valle d'aosta, sicilia, puglia, basilicata) durum: basilicata, campania, sicilia, sardegna, puglia, calabria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20" office:value-type="string" calcext:value-type="string">
            <text:p>x Triticosecale Wittmack</text:p>
          </table:table-cell>
          <table:table-cell table:style-name="ce3" table:number-columns-repeated="23"/>
          <table:table-cell table:number-columns-repeated="999"/>
        </table:table-row>
        <table:table-row table:style-name="ro4">
          <table:table-cell table:style-name="ce18" office:value-type="string" calcext:value-type="string">
            <text:p>Poaceae </text:p>
          </table:table-cell>
          <table:table-cell table:style-name="ce18" office:value-type="string" calcext:value-type="string">
            <text:p>Zea Mays</text:p>
          </table:table-cell>
          <table:table-cell table:style-name="ce16" office:value-type="string" calcext:value-type="string">
            <text:p>tutta italia (no piemonte, liguria, valle d'aosta, sicilia, pugli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18" office:value-type="string" calcext:value-type="string">
            <text:p>Solanaceae</text:p>
          </table:table-cell>
          <table:table-cell table:style-name="ce20" office:value-type="string" calcext:value-type="string">
            <text:p>Solanum tuberosum</text:p>
          </table:table-cell>
          <table:table-cell table:style-name="ce16" office:value-type="string" calcext:value-type="string">
            <text:p>tutta italia (no calabria, basilicata, sicilia, liguria e valle d'aosta)</text:p>
          </table:table-cell>
          <table:table-cell table:style-name="ce3" table:number-columns-repeated="22"/>
          <table:table-cell table:number-columns-repeated="999"/>
        </table:table-row>
        <table:table-row table:style-name="ro4">
          <table:table-cell table:style-name="ce3" table:number-columns-repeated="25"/>
          <table:table-cell table:number-columns-repeated="999"/>
        </table:table-row>
        <table:table-row table:style-name="ro4" table:number-rows-repeated="975">
          <table:table-cell table:style-name="ce3" table:number-columns-repeated="25"/>
          <table:table-cell table:number-columns-repeated="99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miglie_Generi_Italia 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1">
          <table:table-cell table:style-name="ce22" office:value-type="string" calcext:value-type="string">
            <text:p>Famiglia</text:p>
          </table:table-cell>
          <table:table-cell table:style-name="ce26" office:value-type="string" calcext:value-type="string">
            <text:p>Genere</text:p>
          </table:table-cell>
          <table:table-cell table:style-name="ce22" office:value-type="string" calcext:value-type="string">
            <text:p>Nome comune di quelle trovate nel latte GP</text:p>
          </table:table-cell>
          <table:table-cell table:style-name="ce32" office:value-type="string" calcext:value-type="string">
            <text:p>Diffusione/Coltivazione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3" office:value-type="string" calcext:value-type="string">
            <text:p>Fabaceae</text:p>
          </table:table-cell>
          <table:table-cell table:style-name="ce27" office:value-type="string" calcext:value-type="string">
            <text:p><text:a xlink:href="http://luirig.altervista.org/flora/taxa/floraspecie.php?genere=Acacia" xlink:type="simple">Acacia</text:a></text:p>
          </table:table-cell>
          <table:table-cell table:style-name="ce27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denocarpus" xlink:type="simple">Adenocar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lbizia" xlink:type="simple">Albiz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morpha" xlink:type="simple">Amorph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mphicarpaea" xlink:type="simple">Amphicarpa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agyris" xlink:type="simple">Anagy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thyllis" xlink:type="simple">Anthyl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pios" xlink:type="simple">Api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achis" xlink:type="simple">Ara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gyrolobium" xlink:type="simple">Argyrolob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stracantha" xlink:type="simple">Astracanth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stragalus" xlink:type="simple">Astraga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iserrula" xlink:type="simple">Biserr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ituminaria" xlink:type="simple">Bitumi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esalpinia" xlink:type="simple">Caesalp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licotome" xlink:type="simple">Calicotom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ragana" xlink:type="simple">Caraga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eratonia" xlink:type="simple">Ceratonia</text:a></text:p>
          </table:table-cell>
          <table:table-cell table:style-name="ce21" office:value-type="string" calcext:value-type="string">
            <text:p>Carrubo</text:p>
          </table:table-cell>
          <table:table-cell table:style-name="ce16" office:value-type="string" calcext:value-type="string">
            <text:p>centro sud Italia (no Piem, Lomb, Trent; Friuli;EmiliaR)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ercis" xlink:type="simple">Cerc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amaecytisus" xlink:type="simple">Chamaecytis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amaespartium" xlink:type="simple">Chamaespart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icer" xlink:type="simple">Cicer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ladrastis" xlink:type="simple">Cladras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lutea" xlink:type="simple">Colut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ronilla" xlink:type="simple">Coron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ullen" xlink:type="simple">Culle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tisophyllum" xlink:type="simple">Cytisophyl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tisus" xlink:type="simple">Cytis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pogon" xlink:type="simple">Di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orycnium" xlink:type="simple">Dorycn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orycnopsis" xlink:type="simple">Dorycn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merus" xlink:type="simple">Eme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rvilia" xlink:type="simple">Ervi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rvum" xlink:type="simple">Erv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rythrostemon" xlink:type="simple">Erythrostem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alega" xlink:type="simple">Galeg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enista" xlink:type="simple">Genis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leditsia" xlink:type="simple">Gledit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lycine" xlink:type="simple">Glycine</text:a></text:p>
          </table:table-cell>
          <table:table-cell table:style-name="ce16" office:value-type="string" calcext:value-type="string">
            <text:p>Soia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lycyrrhiza" xlink:type="simple">Glycyrrhi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ymnocladus" xlink:type="simple">Gymnoclad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ematoxylum" xlink:type="simple">Haematoxy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dysarum" xlink:type="simple">Hedysa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ippocrepis" xlink:type="simple">Hippocre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ymenocarpos" xlink:type="simple">Hymenocarp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ymenocarpus" xlink:type="simple">Hymenocar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Indigofera" xlink:type="simple">Indigof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blab" xlink:type="simple">Lablab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burnum" xlink:type="simple">Labur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thyrus" xlink:type="simple">Lathy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mbotropis" xlink:type="simple">Lembotro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ns" xlink:type="simple">Len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ucaena" xlink:type="simple">Leucae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otus" xlink:type="simple">Lot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upinus" xlink:type="simple">Lupi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edicago" xlink:type="simple">Medicago</text:a></text:p>
          </table:table-cell>
          <table:table-cell table:style-name="ce16" office:value-type="string" calcext:value-type="string">
            <text:p>Erba medica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elilotus" xlink:type="simple">Melilot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nobrychis" xlink:type="simple">Onobry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nonis" xlink:type="simple">Ono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rnithopus" xlink:type="simple">Ornitho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xytropis" xlink:type="simple">Oxytro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asenegalia" xlink:type="simple">Parasenega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aserianthes" xlink:type="simple">Paraserianth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kinsonia" xlink:type="simple">Parkins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aseolus" xlink:type="simple">Phaseo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isum" xlink:type="simple">Pisum</text:a></text:p>
          </table:table-cell>
          <table:table-cell table:style-name="ce16" office:value-type="string" calcext:value-type="string">
            <text:p>Pisello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oralea" xlink:type="simple">Psoral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ueraria" xlink:type="simple">Puer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etama" xlink:type="simple">Reta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obinia" xlink:type="simple">Rob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corpiurus" xlink:type="simple">Scorpi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curigera" xlink:type="simple">Securig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negalia" xlink:type="simple">Senega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nna" xlink:type="simple">Senna</text:a></text:p>
          </table:table-cell>
          <table:table-cell table:style-name="ce21" office:value-type="string" calcext:value-type="string">
            <text:p><text:a xlink:href="http://luirig.altervista.org/flora/taxa/index1.php?scientific-name=senna+corymbosa" xlink:type="simple">Senna corymbosa</text:a></text:p>
          </table:table-cell>
          <table:table-cell table:style-name="ce16" office:value-type="string" calcext:value-type="string">
            <text:p>Sardegna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sbania" xlink:type="simple">Sesba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ophora" xlink:type="simple">Sopho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artium" xlink:type="simple">Spart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typhnolobium" xlink:type="simple">Styphnolob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ulla" xlink:type="simple">Su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ara" xlink:type="simple">Ta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eline" xlink:type="simple">Teli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etragonolobus" xlink:type="simple">Tetragonolob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folium" xlink:type="simple">Trifo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gonella" xlink:type="simple">Trigon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podion" xlink:type="simple">Tripodi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Ulex" xlink:type="simple">Ule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achellia" xlink:type="simple">Vachel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icia" xlink:type="simple">Vic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igna" xlink:type="simple">Vig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Wisteria" xlink:type="simple">Wist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3" office:value-type="string" calcext:value-type="string">
            <text:p>Convulvulaceae</text:p>
          </table:table-cell>
          <table:table-cell table:style-name="ce27" office:value-type="string" calcext:value-type="string">
            <text:p><text:a xlink:href="http://luirig.altervista.org/flora/taxa/floraspecie.php?genere=Calystegia" xlink:type="simple">Calyste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nvolvulus" xlink:type="simple">Convolvu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ressa" xlink:type="simple">Cres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uscuta" xlink:type="simple">Cuscuta</text:a></text:p>
          </table:table-cell>
          <table:table-cell table:style-name="ce16" office:value-type="string" calcext:value-type="string">
            <text:p>Cuscuta</text:p>
          </table:table-cell>
          <table:table-cell table:style-name="ce16" office:value-type="string" calcext:value-type="string">
            <text:p>Tutta Italia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chondra" xlink:type="simple">Dichond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Ipomoea" xlink:type="simple">Ipomo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Urticaceae</text:p>
          </table:table-cell>
          <table:table-cell table:style-name="ce27" office:value-type="string" calcext:value-type="string">
            <text:p><text:a xlink:href="http://luirig.altervista.org/flora/taxa/floraspecie.php?genere=Boehmeria" xlink:type="simple">Boehm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ietaria" xlink:type="simple">Parietaria</text:a></text:p>
          </table:table-cell>
          <table:table-cell table:style-name="ce16" office:value-type="string" calcext:value-type="string">
            <text:p>Parietaria (Vetriola minore)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oleirolia" xlink:type="simple">Soleiro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Urtica" xlink:type="simple">Urti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Hypericaceae</text:p>
          </table:table-cell>
          <table:table-cell table:style-name="ce27" office:value-type="string" calcext:value-type="string">
            <text:p><text:a xlink:href="http://luirig.altervista.org/flora/taxa/floraspecie.php?genere=Hypericum" xlink:type="simple">Hyper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Hydrocharitaceae</text:p>
          </table:table-cell>
          <table:table-cell table:style-name="ce27" office:value-type="string" calcext:value-type="string">
            <text:p><text:a xlink:href="http://luirig.altervista.org/flora/taxa/floraspecie.php?genere=Blyxa" xlink:type="simple">Blyx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geria" xlink:type="simple">Eg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lodea" xlink:type="simple">Elod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lophila" xlink:type="simple">Halophi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ydrilla" xlink:type="simple">Hydr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ydrocharis" xlink:type="simple">Hydroch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garosiphon" xlink:type="simple">Lagarosiph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ajas" xlink:type="simple">Naja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ttelia" xlink:type="simple">Otte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tratiotes" xlink:type="simple">Stratiot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allisneria" xlink:type="simple">Vallisn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Rubiaceae</text:p>
          </table:table-cell>
          <table:table-cell table:style-name="ce27" office:value-type="string" calcext:value-type="string">
            <text:p><text:a xlink:href="http://luirig.altervista.org/flora/taxa/floraspecie.php?genere=Asperula" xlink:type="simple">Asper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rucianella" xlink:type="simple">Crucian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ruciata" xlink:type="simple">Crucia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alium" xlink:type="simple">Galium</text:a></text:p>
          </table:table-cell>
          <table:table-cell table:style-name="ce16" office:value-type="string" calcext:value-type="string">
            <text:p>Caglio bianco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locama" xlink:type="simple">Ploca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utoria" xlink:type="simple">Puto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ubia" xlink:type="simple">Rub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herardia" xlink:type="simple">Sherar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heligonum" xlink:type="simple">Theligo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alantia" xlink:type="simple">Valan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5" office:value-type="string" calcext:value-type="string">
            <text:p>Rutaceae</text:p>
          </table:table-cell>
          <table:table-cell table:style-name="ce27" office:value-type="string" calcext:value-type="string">
            <text:p><text:a xlink:href="http://luirig.altervista.org/flora/taxa/floraspecie.php?genere=Choisya" xlink:type="simple">Choisy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itrus" xlink:type="simple">Cit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neorum" xlink:type="simple">Cneo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ctamnus" xlink:type="simple">Dictam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plophyllum" xlink:type="simple">Haplophyl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oncirus" xlink:type="simple">Ponci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telea" xlink:type="simple">Ptel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uta" xlink:type="simple">Ru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Zanthoxylum" xlink:type="simple">Zanthoxy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Poaceae</text:p>
          </table:table-cell>
          <table:table-cell table:style-name="ce27" office:value-type="string" calcext:value-type="string">
            <text:p><text:a xlink:href="http://luirig.altervista.org/flora/taxa/floraspecie.php?genere=Achnatherum" xlink:type="simple">Achnathe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egilops" xlink:type="simple">Aegilop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egilotriticum" xlink:type="simple">Aegilotrit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eluropus" xlink:type="simple">Aeluro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gropogon" xlink:type="simple">Agr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gropyron" xlink:type="simple">Agropyr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grostis" xlink:type="simple">Agros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ira" xlink:type="simple">Ai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iropsis" xlink:type="simple">Air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lopecurus" xlink:type="simple">Alopec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melichloa" xlink:type="simple">Ameli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mmophila" xlink:type="simple">Ammophi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mpelodesmos" xlink:type="simple">Ampelodesm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dropogon" xlink:type="simple">Andr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isantha" xlink:type="simple">Anisanth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thistiria" xlink:type="simple">Anthisti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thoxanthum" xlink:type="simple">Anthoxanth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tinoria" xlink:type="simple">Antino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pera" xlink:type="simple">Ap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istida" xlink:type="simple">Aristi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rhenatherum" xlink:type="simple">Arrhenathe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undinaria" xlink:type="simple">Arundi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rundo" xlink:type="simple">Arundo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vellinia" xlink:type="simple">Avell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vena" xlink:type="simple">Ave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venella" xlink:type="simple">Aven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venula" xlink:type="simple">Aven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ambusa" xlink:type="simple">Bambu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eckmannia" xlink:type="simple">Beckman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ellardiochloa" xlink:type="simple">Bellardi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othriochloa" xlink:type="simple">Bothri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rachiaria" xlink:type="simple">Brachi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rachypodium" xlink:type="simple">Brachypo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riza" xlink:type="simple">Bri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romopsis" xlink:type="simple">Brom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romus" xlink:type="simple">Bro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lamagrostis" xlink:type="simple">Calamagros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stellia" xlink:type="simple">Castel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tabrosa" xlink:type="simple">Catabro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atapodium" xlink:type="simple">Catapo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enchrus" xlink:type="simple">Cench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eratochloa" xlink:type="simple">Cerat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aetopogon" xlink:type="simple">Chaet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loris" xlink:type="simple">Chlo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rysopogon" xlink:type="simple">Chrys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leistogenes" xlink:type="simple">Cleistogen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ix" xlink:type="simple">Coi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leanthus" xlink:type="simple">Cole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rnucopiae" xlink:type="simple">Cornucopia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rtaderia" xlink:type="simple">Cortad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rynephorus" xlink:type="simple">Corynepho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rypsis" xlink:type="simple">Cry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utandia" xlink:type="simple">Cutan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mbopogon" xlink:type="simple">Cymb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nodon" xlink:type="simple">Cynod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nosurus" xlink:type="simple">Cynos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actylis" xlink:type="simple">Dacty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actyloctenium" xlink:type="simple">Dactylocten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anthonia" xlink:type="simple">Danth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asypyrum" xlink:type="simple">Dasypy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eschampsia" xlink:type="simple">Deschamp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esmazeria" xlink:type="simple">Desmaz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chanthelium" xlink:type="simple">Dichanthe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chanthium" xlink:type="simple">Dichanth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gitaria" xlink:type="simple">Digit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nebra" xlink:type="simple">Dineb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iplachne" xlink:type="simple">Diplach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rymochloa" xlink:type="simple">Drym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chinaria" xlink:type="simple">Echi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chinochloa" xlink:type="simple">Echin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hrharta" xlink:type="simple">Ehrhar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leusine" xlink:type="simple">Eleusi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lymus" xlink:type="simple">Ely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lytrigia" xlink:type="simple">Elytri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ragrostis" xlink:type="simple">Eragros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rianthus" xlink:type="simple">Eri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Festuca" xlink:type="simple">Festu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Festulolium" xlink:type="simple">Festulo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astridium" xlink:type="simple">Gastri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audinia" xlink:type="simple">Gaud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lyceria" xlink:type="simple">Glyc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ckelochloa" xlink:type="simple">Hackel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inardia" xlink:type="simple">Hainar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ynaldoticum" xlink:type="simple">Haynaldot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lictochloa" xlink:type="simple">Helict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lictotrichon" xlink:type="simple">Helictotrich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marthria" xlink:type="simple">Hemarth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teropogon" xlink:type="simple">Heter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ierochloe" xlink:type="simple">Hierochlo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olcus" xlink:type="simple">Hol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omalotrichon" xlink:type="simple">Homalotrich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ordelymus" xlink:type="simple">Hordely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ordeum" xlink:type="simple">Horde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yparrhenia" xlink:type="simple">Hyparrhe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Imperata" xlink:type="simple">Impera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Jarava" xlink:type="simple">Jarav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Kengia" xlink:type="simple">Ken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Koeleria" xlink:type="simple">Koel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gurus" xlink:type="simple">Lag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amarckia" xlink:type="simple">Lamarck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ersia" xlink:type="simple">Leer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ptochloa" xlink:type="simple">Lept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ucopoa" xlink:type="simple">Leucop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ymus" xlink:type="simple">Ley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olium" xlink:type="simple">Lolium</text:a></text:p>
          </table:table-cell>
          <table:table-cell table:style-name="ce21" office:value-type="string" calcext:value-type="string">
            <text:p>Loietto </text:p>
          </table:table-cell>
          <table:table-cell table:style-name="ce33" office:value-type="string" calcext:value-type="string">
            <text:p>tutta Italia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ophochloa" xlink:type="simple">Loph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ygeum" xlink:type="simple">Lyge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egathyrsus" xlink:type="simple">Megathyrs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elica" xlink:type="simple">Meli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elinis" xlink:type="simple">Meli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ibora" xlink:type="simple">Mibo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icropyrum" xlink:type="simple">Micropy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ilium" xlink:type="simple">Mi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iscanthus" xlink:type="simple">Misc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olineriella" xlink:type="simple">Molineri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olinia" xlink:type="simple">Mol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oorochloa" xlink:type="simple">Moor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uhlenbergia" xlink:type="simple">Muhlenber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ardurus" xlink:type="simple">Nard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ardus" xlink:type="simple">Nard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assella" xlink:type="simple">Nass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eoschischkinia" xlink:type="simple">Neoschischk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chlopoa" xlink:type="simple">Ochlop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loptum" xlink:type="simple">Olop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plismenus" xlink:type="simple">Oplisme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reochloa" xlink:type="simple">Ore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ryza" xlink:type="simple">Oryza</text:a></text:p>
          </table:table-cell>
          <table:table-cell table:style-name="ce16" office:value-type="string" calcext:value-type="string">
            <text:p>Orzo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ryzopsis" xlink:type="simple">Oryzopsis</text:a></text:p>
          </table:table-cell>
          <table:table-cell table:style-name="ce3"/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nicum" xlink:type="simple">Panicum</text:a></text:p>
          </table:table-cell>
          <table:table-cell table:style-name="ce16" office:value-type="string" calcext:value-type="string">
            <text:p>Miglio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apholis" xlink:type="simple">Parapho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rvotrisetum" xlink:type="simple">Parvotrise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spalum" xlink:type="simple">Paspa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atzkea" xlink:type="simple">Patzk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ennisetum" xlink:type="simple">Pennise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eriballia" xlink:type="simple">Peribal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alaris" xlink:type="simple">Phal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alaroides" xlink:type="simple">Phalaroid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leum" xlink:type="simple">Phle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oliurus" xlink:type="simple">Pholi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ragmites" xlink:type="simple">Phragmites</text:a></text:p>
          </table:table-cell>
          <table:table-cell table:style-name="ce21" office:value-type="string" calcext:value-type="string">
            <text:p><text:a xlink:href="http://luirig.altervista.org/flora/taxa/index1.php?scientific-name=phragmites+australis" xlink:type="simple">Phragmites australis </text:a></text:p>
          </table:table-cell>
          <table:table-cell table:style-name="ce16" office:value-type="string" calcext:value-type="string">
            <text:p>tutta Italia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hyllostachys" xlink:type="simple">Phyllostachy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iptatherum" xlink:type="simple">Piptathe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leioblastus" xlink:type="simple">Pleioblast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oa" xlink:type="simple">P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olypogon" xlink:type="simple">Poly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athyrostachys" xlink:type="simple">Psathyrostachy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eudosasa" xlink:type="simple">Pseudosa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ilathera" xlink:type="simple">Psilath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ilurus" xlink:type="simple">Psilu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uccinellia" xlink:type="simple">Puccinel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haphis" xlink:type="simple">Rhap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Rostraria" xlink:type="simple">Rostr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accharum" xlink:type="simple">Saccha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chedonorus" xlink:type="simple">Schedono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chismus" xlink:type="simple">Schis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clerochloa" xlink:type="simple">Sclerochl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cale" xlink:type="simple">Secal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sleria" xlink:type="simple">Sesl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sleriella" xlink:type="simple">Sesleri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taria" xlink:type="simple">Set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orghum" xlink:type="simple">Sorgh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artina" xlink:type="simple">Spart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henopus" xlink:type="simple">Spheno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orobolus" xlink:type="simple">Sporobo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orobulus" xlink:type="simple">Sporobu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tenotaphrum" xlink:type="simple">Stenotaph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tipa" xlink:type="simple">Stip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tipellula" xlink:type="simple">Stipell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aeniatherum" xlink:type="simple">Taeniathe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hemeda" xlink:type="simple">Theme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achynia" xlink:type="simple">Trachy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agus" xlink:type="simple">Trag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cholaena" xlink:type="simple">Tricholae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pidium" xlink:type="simple">Tripi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plachne" xlink:type="simple">Triplach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setaria" xlink:type="simple">Triset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setum" xlink:type="simple">Trise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iticum" xlink:type="simple">Trit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yphoides" xlink:type="simple">Typhoid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entenata" xlink:type="simple">Ventena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ulpia" xlink:type="simple">Vulp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Vulpiella" xlink:type="simple">Vulpi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Zea" xlink:type="simple">Zea</text:a></text:p>
          </table:table-cell>
          <table:table-cell table:style-name="ce16" office:value-type="string" calcext:value-type="string">
            <text:p>Mais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Zoysia" xlink:type="simple">Zoy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5" office:value-type="string" calcext:value-type="string">
            <text:p>Orchidaceae</text:p>
          </table:table-cell>
          <table:table-cell table:style-name="ce27" office:value-type="string" calcext:value-type="string">
            <text:p><text:a xlink:href="http://luirig.altervista.org/flora/taxa/floraspecie.php?genere=Aceras" xlink:type="simple">Acera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Anacamptis" xlink:type="simple">Anacamp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arlia" xlink:type="simple">Bar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Bletilla" xlink:type="simple">Blet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ephalanthera" xlink:type="simple">Cephalanth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amaeorchis" xlink:type="simple">Chamaeor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hamorchis" xlink:type="simple">Chamor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eloglossum" xlink:type="simple">Coelogloss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orallorhiza" xlink:type="simple">Corallorhi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Cypripedium" xlink:type="simple">Cypripe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Dactylorhiza" xlink:type="simple">Dactylorhi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pipactis" xlink:type="simple">Epipac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Epipogium" xlink:type="simple">Epipog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ennaria" xlink:type="simple">Gen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oodyera" xlink:type="simple">Goody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Gymnadenia" xlink:type="simple">Gymnade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ammarbya" xlink:type="simple">Hammarby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erminium" xlink:type="simple">Hermin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Himantoglossum" xlink:type="simple">Himantogloss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eucorchis" xlink:type="simple">Leucor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imodorum" xlink:type="simple">Limodo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iparis" xlink:type="simple">Lip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istera" xlink:type="simple">List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Loroglossum" xlink:type="simple">Lorogloss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alaxis" xlink:type="simple">Malax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Microstylis" xlink:type="simple">Microsty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eotinea" xlink:type="simple">Neotin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eottia" xlink:type="simple">Neot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Nigritella" xlink:type="simple">Nigrit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phrys" xlink:type="simple">Ophry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Orchis" xlink:type="simple">Or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latanthera" xlink:type="simple">Platanth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Pseudorchis" xlink:type="simple">Pseudorch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rapias" xlink:type="simple">Serapia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erapicamptis" xlink:type="simple">Serapicamp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Spiranthes" xlink:type="simple">Spiranth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27" office:value-type="string" calcext:value-type="string">
            <text:p><text:a xlink:href="http://luirig.altervista.org/flora/taxa/floraspecie.php?genere=Traunsteinera" xlink:type="simple">Traunstein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Musaceae</text:p>
          </table:table-cell>
          <table:table-cell table:style-name="ce28" office:value-type="string" calcext:value-type="string">
            <text:p><text:a xlink:href="http://luirig.altervista.org/flora/taxa/floraspecie.php?genere=Musa" xlink:type="simple">Musa</text:a></text:p>
          </table:table-cell>
          <table:table-cell table:style-name="ce16" office:value-type="string" calcext:value-type="string">
            <text:p>Banano giapponese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16" office:value-type="string" calcext:value-type="string">
            <text:p>Campanulaceae</text:p>
          </table:table-cell>
          <table:table-cell table:style-name="ce29" office:value-type="string" calcext:value-type="string">
            <text:p><text:a xlink:href="http://luirig.altervista.org/flora/taxa/floraspecie.php?genere=Adenophora" xlink:type="simple">Adenopho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syneuma" xlink:type="simple">Asyneu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mpanula" xlink:type="simple">Campan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draianthus" xlink:type="simple">Edrai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Jasione" xlink:type="simple">Jasio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urentia" xlink:type="simple">Lauren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gousia" xlink:type="simple">Legou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obelia" xlink:type="simple">Lobelia</text:a></text:p>
          </table:table-cell>
          <table:table-cell table:style-name="ce31" office:value-type="string" calcext:value-type="string">
            <text:p>Lobelia erinus</text:p>
          </table:table-cell>
          <table:table-cell table:style-name="ce21" office:value-type="string" calcext:value-type="string">
            <text:p><text:a xlink:href="http://luirig.altervista.org/flora/taxa/index1.php?scientific-name=lobelia+erinus" xlink:type="simple">(Lombardia, Trentino, Liguria, Toscana, Lazio)</text:a>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hysoplexis" xlink:type="simple">Physoplex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hyteuma" xlink:type="simple">Phyteu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latycodon" xlink:type="simple">Platycod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lenopsis" xlink:type="simple">Solen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rachelium" xlink:type="simple">Trache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Wahlenbergia" xlink:type="simple">Wahlenber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Pinaceae</text:p>
          </table:table-cell>
          <table:table-cell table:style-name="ce29" office:value-type="string" calcext:value-type="string">
            <text:p><text:a xlink:href="http://luirig.altervista.org/flora/taxa/floraspecie.php?genere=Abies" xlink:type="simple">Abi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edrus" xlink:type="simple">Ced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rix" xlink:type="simple">Lari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icea" xlink:type="simple">Picea</text:a></text:p>
          </table:table-cell>
          <table:table-cell table:style-name="ce16" office:value-type="string" calcext:value-type="string">
            <text:p>abete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inus" xlink:type="simple">Pi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seudotsuga" xlink:type="simple">Pseudotsug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Cupressaceae</text:p>
          </table:table-cell>
          <table:table-cell table:style-name="ce29" office:value-type="string" calcext:value-type="string">
            <text:p><text:a xlink:href="http://luirig.altervista.org/flora/taxa/floraspecie.php?genere=Callitropsis" xlink:type="simple">Callitr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locedrus" xlink:type="simple">Caloced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amaecyparis" xlink:type="simple">Chamaecyp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ryptomeria" xlink:type="simple">Cryptom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upressus" xlink:type="simple">Cupress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sperocyparis" xlink:type="simple">Hesperocyp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Juniperus" xlink:type="simple">Junipe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latycladus" xlink:type="simple">Platyclad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equoia" xlink:type="simple">Sequo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equoiadendron" xlink:type="simple">Sequoiadendr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axodium" xlink:type="simple">Taxo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etraclinis" xlink:type="simple">Tetracli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huja" xlink:type="simple">Thuj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hujopsis" xlink:type="simple">Thuj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Cucurbitaceae</text:p>
          </table:table-cell>
          <table:table-cell table:style-name="ce29" office:value-type="string" calcext:value-type="string">
            <text:p><text:a xlink:href="http://luirig.altervista.org/flora/taxa/floraspecie.php?genere=Bryonia" xlink:type="simple">Bry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itrullus" xlink:type="simple">Citrul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ucumis" xlink:type="simple">Cucumis</text:a></text:p>
          </table:table-cell>
          <table:table-cell table:style-name="ce16" office:value-type="string" calcext:value-type="string">
            <text:p>Melone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ucurbita" xlink:type="simple">Cucurbita</text:a></text:p>
          </table:table-cell>
          <table:table-cell table:style-name="ce16" office:value-type="string" calcext:value-type="string">
            <text:p>Zucca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clanthera" xlink:type="simple">Cyclanth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cballium" xlink:type="simple">Ecbal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chinocystis" xlink:type="simple">Echinocyst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genaria" xlink:type="simple">Lage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uffa" xlink:type="simple">Luff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omordica" xlink:type="simple">Momordi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echium" xlink:type="simple">Sech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cyos" xlink:type="simple">Sicy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hladiantha" xlink:type="simple">Thladianth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Plantaginaceae</text:p>
          </table:table-cell>
          <table:table-cell table:style-name="ce29" office:value-type="string" calcext:value-type="string">
            <text:p><text:a xlink:href="http://luirig.altervista.org/flora/taxa/floraspecie.php?genere=Anarrhinum" xlink:type="simple">Anarrhi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tirrhinum" xlink:type="simple">Antirrhi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llitriche" xlink:type="simple">Callitrich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aenorhinum" xlink:type="simple">Chaenorhi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llinsia" xlink:type="simple">Collin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mbalaria" xlink:type="simple">Cymbal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igitalis" xlink:type="simple">Digita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rinus" xlink:type="simple">Eri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lobularia" xlink:type="simple">Globul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ratiola" xlink:type="simple">Gratio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ippuris" xlink:type="simple">Hippu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ickxia" xlink:type="simple">Kickx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mnophila" xlink:type="simple">Limnophi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naria" xlink:type="simple">Li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ttorella" xlink:type="simple">Littor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icrorrhinum" xlink:type="simple">Microrrhin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isopates" xlink:type="simple">Misopat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aederota" xlink:type="simple">Paedero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lantago" xlink:type="simple">Plantago</text:a></text:p>
          </table:table-cell>
          <table:table-cell table:style-name="ce21" office:value-type="string" calcext:value-type="string">
            <text:p>Piantaggine</text:p>
          </table:table-cell>
          <table:table-cell table:style-name="ce33" office:value-type="string" calcext:value-type="string">
            <text:p>(tutta Italia)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seudolysimachion" xlink:type="simple">Pseudolysimachi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usselia" xlink:type="simple">Russe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Veronica" xlink:type="simple">Veroni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Wulfenia" xlink:type="simple">Wulfe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Chenopodiaceae</text:p>
          </table:table-cell>
          <table:table-cell table:style-name="ce29" office:value-type="string" calcext:value-type="string">
            <text:p><text:a xlink:href="http://luirig.altervista.org/flora/taxa/floraspecie.php?genere=Arthrocaulon" xlink:type="simple">Arthrocaul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throcnemum" xlink:type="simple">Arthrocn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triplex" xlink:type="simple">Atriple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assia" xlink:type="simple">Bas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ta" xlink:type="simple">Beta</text:a></text:p>
          </table:table-cell>
          <table:table-cell table:style-name="ce16" office:value-type="string" calcext:value-type="string">
            <text:p>Bietola, Barbabietola</text:p>
          </table:table-cell>
          <table:table-cell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litum" xlink:type="simple">Bli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mphorosma" xlink:type="simple">Camphoros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oxylon" xlink:type="simple">Caroxyl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enopodiastrum" xlink:type="simple">Chenopodiast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enopodium" xlink:type="simple">Chenopo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rispermum" xlink:type="simple">Corisper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cloloma" xlink:type="simple">Cyclolo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ysphania" xlink:type="simple">Dyspha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alimione" xlink:type="simple">Halimio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alocnemum" xlink:type="simple">Halocn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alogeton" xlink:type="simple">Haloget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alopeplis" xlink:type="simple">Halopep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ochia" xlink:type="simple">Koch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pandra" xlink:type="simple">Lipand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xybasis" xlink:type="simple">Oxyba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olycnemum" xlink:type="simple">Polycn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licornia" xlink:type="simple">Salicor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lsola" xlink:type="simple">Salso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rcocornia" xlink:type="simple">Sarcocor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da" xlink:type="simple">So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pinacia" xlink:type="simple">Spinac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uaeda" xlink:type="simple">Suae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eloxys" xlink:type="simple">Teloxy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Caprifoliaceae</text:p>
          </table:table-cell>
          <table:table-cell table:style-name="ce29" office:value-type="string" calcext:value-type="string">
            <text:p><text:a xlink:href="http://luirig.altervista.org/flora/taxa/floraspecie.php?genere=Centranthus" xlink:type="simple">Centr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ephalaria" xlink:type="simple">Cephal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ipsacus" xlink:type="simple">Dipsa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Fedia" xlink:type="simple">Fe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nautia" xlink:type="simple">Knau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olkwitzia" xlink:type="simple">Kolkwitz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ycesteria" xlink:type="simple">Leyceste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nnaea" xlink:type="simple">Linna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omelosia" xlink:type="simple">Lomelosia</text:a></text:p>
          </table:table-cell>
          <table:table-cell table:style-name="ce21" office:value-type="string" calcext:value-type="string">
            <text:p>Vedovella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onicera" xlink:type="simple">Lonic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seudoscabiosa" xlink:type="simple">Pseudoscabio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terocephalus" xlink:type="simple">Pterocepha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ycnocomon" xlink:type="simple">Pycnocom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cabiosa" xlink:type="simple">Scabio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xalix" xlink:type="simple">Sixali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uccisa" xlink:type="simple">Succi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uccisella" xlink:type="simple">Succis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ymphoricarpos" xlink:type="simple">Symphoricarp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remastelma" xlink:type="simple">Tremastel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Valeriana" xlink:type="simple">Valeria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Valerianella" xlink:type="simple">Valerian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Weigela" xlink:type="simple">Weige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Rosaceae</text:p>
          </table:table-cell>
          <table:table-cell table:style-name="ce29" office:value-type="string" calcext:value-type="string">
            <text:p><text:a xlink:href="http://luirig.altervista.org/flora/taxa/floraspecie.php?genere=Agrimonia" xlink:type="simple">Agrim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lchemilla" xlink:type="simple">Alchem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melanchier" xlink:type="simple">Amelanchier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phanes" xlink:type="simple">Aphan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emonia" xlink:type="simple">Arem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gentina" xlink:type="simple">Argent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uncus" xlink:type="simple">Arun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aenomeles" xlink:type="simple">Chaenomel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marum" xlink:type="simple">Coma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toneaster" xlink:type="simple">Cotoneaster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rataegus" xlink:type="simple">Crataeg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donia" xlink:type="simple">Cydo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asiphora" xlink:type="simple">Dasipho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ryas" xlink:type="simple">Drya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rymocallis" xlink:type="simple">Drymocal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uchesnea" xlink:type="simple">Duchesn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riobotrya" xlink:type="simple">Eriobotry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Filipendula" xlink:type="simple">Filipend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Fragaria" xlink:type="simple">Frag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eum" xlink:type="simple">Ge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erria" xlink:type="simple">Ker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alus" xlink:type="simple">Ma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espilus" xlink:type="simple">Mespi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hotinia" xlink:type="simple">Phot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hysocarpus" xlink:type="simple">Physocar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otentilla" xlink:type="simple">Potent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oteridium" xlink:type="simple">Poteri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oterium" xlink:type="simple">Poter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runus" xlink:type="simple">Prunus</text:a></text:p>
          </table:table-cell>
          <table:table-cell table:style-name="ce21" office:value-type="string" calcext:value-type="string">
            <text:p>Ciliegio/Albicocco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yracantha" xlink:type="simple">Pyracanth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yrus" xlink:type="simple">Py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haphiolepis" xlink:type="simple">Rhaphiole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osa" xlink:type="simple">Ros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ubus" xlink:type="simple">Rub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nguisorba" xlink:type="simple">Sanguisorb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rcopoterium" xlink:type="simple">Sarcopoter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bbaldia" xlink:type="simple">Sibbal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rbaria" xlink:type="simple">Sorb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rbus" xlink:type="simple">Sorb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piraea" xlink:type="simple">Spira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Asteraceae</text:p>
          </table:table-cell>
          <table:table-cell table:style-name="ce29" office:value-type="string" calcext:value-type="string">
            <text:p><text:a xlink:href="http://luirig.altervista.org/flora/taxa/floraspecie.php?genere=Achillea" xlink:type="simple">Achill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denostyles" xlink:type="simple">Adenostyl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etheorhiza" xlink:type="simple">Aetheorhi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geratina" xlink:type="simple">Agerat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geratum" xlink:type="simple">Agera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mbrosia" xlink:type="simple">Ambro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acyclus" xlink:type="simple">Anacyc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aphalis" xlink:type="simple">Anapha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dryala" xlink:type="simple">Andrya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tennaria" xlink:type="simple">Antenn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nthemis" xlink:type="simple">Anthem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poseris" xlink:type="simple">Apos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ctium" xlink:type="simple">Arct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ctotheca" xlink:type="simple">Arctothe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gyranthemum" xlink:type="simple">Argyranth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nica" xlink:type="simple">Arni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noseris" xlink:type="simple">Arnos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rtemisia" xlink:type="simple">Artemis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ster" xlink:type="simple">Aster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steriscus" xlink:type="simple">Asteris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Atractylis" xlink:type="simple">Atracty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accharis" xlink:type="simple">Baccha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alsamita" xlink:type="simple">Balsami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llidiastrum" xlink:type="simple">Bellidiastr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llis" xlink:type="simple">Bel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llium" xlink:type="simple">Bel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rardia" xlink:type="simple">Berar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idens" xlink:type="simple">Biden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ombycilaena" xlink:type="simple">Bombycilae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uphthalmum" xlink:type="simple">Buphthal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lendula" xlink:type="simple">Calend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llistephus" xlink:type="simple">Callistep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dopatium" xlink:type="simple">Cardopat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duncellus" xlink:type="simple">Carduncel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duus" xlink:type="simple">Cardu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lina" xlink:type="simple">Carl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pesium" xlink:type="simple">Carpes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thamus" xlink:type="simple">Cartha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stroviejoa" xlink:type="simple">Castroviejo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tananche" xlink:type="simple">Catananch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entaurea" xlink:type="simple">Centaurea</text:a></text:p>
          </table:table-cell>
          <table:table-cell table:style-name="ce21" office:value-type="string" calcext:value-type="string">
            <text:p>Fiordaliso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amaemelum" xlink:type="simple">Chamaemel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eirolophus" xlink:type="simple">Cheirolop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iliadenus" xlink:type="simple">Chiliade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ondrilla" xlink:type="simple">Chondri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rysanthemoides" xlink:type="simple">Chrysanthemoid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hrysanthemum" xlink:type="simple">Chrysanth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icerbita" xlink:type="simple">Cicerbi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ichorium" xlink:type="simple">Cichor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irsium" xlink:type="simple">Cirs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ladanthus" xlink:type="simple">Clad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nicus" xlink:type="simple">Cni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leostephus" xlink:type="simple">Coleostep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nyza" xlink:type="simple">Conyz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reopsis" xlink:type="simple">Core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smos" xlink:type="simple">Cosmo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ta" xlink:type="simple">Co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tula" xlink:type="simple">Cot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repis" xlink:type="simple">Cre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rupina" xlink:type="simple">Crup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anus" xlink:type="simple">Cya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ynara" xlink:type="simple">Cyna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ahlia" xlink:type="simple">Dah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elairea" xlink:type="simple">Delair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ichrocephala" xlink:type="simple">Dichrocepha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ittrichia" xlink:type="simple">Dittrich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Doronicum" xlink:type="simple">Doron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chinacea" xlink:type="simple">Echinac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chinops" xlink:type="simple">Echinop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clipta" xlink:type="simple">Eclip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rigeron" xlink:type="simple">Eriger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riocephalus" xlink:type="simple">Eriocepha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upatorium" xlink:type="simple">Eupator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uthamia" xlink:type="simple">Eutham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vacidium" xlink:type="simple">Evaci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Evax" xlink:type="simple">Evax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Filago" xlink:type="simple">Filago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illardia" xlink:type="simple">Gaillar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lactites" xlink:type="simple">Galactit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latella" xlink:type="simple">Galat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linsoga" xlink:type="simple">Galinsog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mochaeta" xlink:type="simple">Gamochaet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azania" xlink:type="simple">Gaza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eropogon" xlink:type="simple">Ger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lebionis" xlink:type="simple">Glebio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naphalium" xlink:type="simple">Gnapha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rindelia" xlink:type="simple">Grindel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uizotia" xlink:type="simple">Guizo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Gymnocoronis" xlink:type="simple">Gymnocoro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dypnois" xlink:type="simple">Hedypno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lenium" xlink:type="simple">Helen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lianthus" xlink:type="simple">Heli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lichrysum" xlink:type="simple">Helichrys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liopsis" xlink:type="simple">Heli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elminthotheca" xlink:type="simple">Helminthothe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ieracium" xlink:type="simple">Hierac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omogyne" xlink:type="simple">Homogyne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yoseris" xlink:type="simple">Hyos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ypochaeris" xlink:type="simple">Hypocha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Hypochoeris" xlink:type="simple">Hypocho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Inula" xlink:type="simple">In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Jacobaea" xlink:type="simple">Jacoba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Jurinea" xlink:type="simple">Jurin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lasea" xlink:type="simple">Klas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Kleinia" xlink:type="simple">Klei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ctuca" xlink:type="simple">Lactu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myropsis" xlink:type="simple">Lamyr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phangium" xlink:type="simple">Laphang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psana" xlink:type="simple">Lapsa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aunaea" xlink:type="simple">Launa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ontodon" xlink:type="simple">Leontod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ontopodium" xlink:type="simple">Leontopod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ucanthemopsis" xlink:type="simple">Leucanthemop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ucanthemum" xlink:type="simple">Leucanth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euzea" xlink:type="simple">Leuz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gularia" xlink:type="simple">Ligul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imbarda" xlink:type="simple">Limbar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ogfia" xlink:type="simple">Logf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Lonas" xlink:type="simple">Lona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antisalca" xlink:type="simple">Mantisal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atricaria" xlink:type="simple">Matric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auranthemum" xlink:type="simple">Mauranth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icropus" xlink:type="simple">Microp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Mycelis" xlink:type="simple">Myce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Nananthea" xlink:type="simple">Nananth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Notobasis" xlink:type="simple">Notobas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glifa" xlink:type="simple">Oglif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malotheca" xlink:type="simple">Omalothec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nopordum" xlink:type="simple">Onopord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steospermum" xlink:type="simple">Osteosper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tanthus" xlink:type="simple">Otant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allenis" xlink:type="simple">Pallen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entanema" xlink:type="simple">Pentanem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ericallis" xlink:type="simple">Pericall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etasites" xlink:type="simple">Petasit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hagnalon" xlink:type="simple">Phagnal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icnomon" xlink:type="simple">Picnom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icris" xlink:type="simple">Pic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ilosella" xlink:type="simple">Pilosel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lagius" xlink:type="simple">Plagi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odospermum" xlink:type="simple">Podosper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renanthes" xlink:type="simple">Prenanth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seudognaphalium" xlink:type="simple">Pseudognapha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tilostemon" xlink:type="simple">Ptilostem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Pulicaria" xlink:type="simple">Pulic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atibida" xlink:type="simple">Ratibid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eichardia" xlink:type="simple">Reichard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hagadiolus" xlink:type="simple">Rhagadio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haponticoides" xlink:type="simple">Rhaponticoid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haponticum" xlink:type="simple">Rhaponti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obertia" xlink:type="simple">Rober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oldana" xlink:type="simple">Rolda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Rudbeckia" xlink:type="simple">Rudbeck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ntolina" xlink:type="simple">Santol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aussurea" xlink:type="simple">Saussure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chlagintweitia" xlink:type="simple">Schlagintwei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colymus" xlink:type="simple">Scolym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corzonera" xlink:type="simple">Scorzone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corzoneroides" xlink:type="simple">Scorzoneroid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enecio" xlink:type="simple">Senecio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erratula" xlink:type="simple">Serrat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gesbeckia" xlink:type="simple">Sigesbeck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lphium" xlink:type="simple">Silph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ilybum" xlink:type="simple">Silyb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lidago" xlink:type="simple">Solidago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liva" xlink:type="simple">Soliv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onchus" xlink:type="simple">Sonch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phagneticola" xlink:type="simple">Sphagnetico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taehelina" xlink:type="simple">Staehelin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tevia" xlink:type="simple">Stev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Symphyotrichum" xlink:type="simple">Symphyotrich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agetes" xlink:type="simple">Tagete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anacetum" xlink:type="simple">Tanacet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araxacum" xlink:type="simple">Taraxac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elekia" xlink:type="simple">Telek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ephroseris" xlink:type="simple">Tephroser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olpis" xlink:type="simple">Tolpi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ragopogon" xlink:type="simple">Tragopogon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ripleurospermum" xlink:type="simple">Tripleurosper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ripolium" xlink:type="simple">Tripol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ussilago" xlink:type="simple">Tussilago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Tyrimnus" xlink:type="simple">Tyrim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Urospermum" xlink:type="simple">Urosper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Volutaria" xlink:type="simple">Volutar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Willemetia" xlink:type="simple">Willemet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Xanthium" xlink:type="simple">Xanthi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Xeranthemum" xlink:type="simple">Xeranthem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Xerochrysum" xlink:type="simple">Xerochrysum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Xerolekia" xlink:type="simple">Xerolek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Youngia" xlink:type="simple">Young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Zinnia" xlink:type="simple">Zinni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5" office:value-type="string" calcext:value-type="string">
            <text:p>Moraceae</text:p>
          </table:table-cell>
          <table:table-cell table:style-name="ce29" office:value-type="string" calcext:value-type="string">
            <text:p><text:a xlink:href="http://luirig.altervista.org/flora/taxa/floraspecie.php?genere=Broussonetia" xlink:type="simple">Broussonetia</text:a></text:p>
          </table:table-cell>
          <table:table-cell table:style-name="ce21" office:value-type="string" calcext:value-type="string">
            <text:p>Gelso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/>
          <table:table-cell table:style-name="ce30" office:value-type="string" calcext:value-type="string">
            <text:p><text:a xlink:href="http://luirig.altervista.org/flora/taxa/floraspecie.php?genere=Ficus" xlink:type="simple">Fic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/>
          <table:table-cell table:style-name="ce30" office:value-type="string" calcext:value-type="string">
            <text:p><text:a xlink:href="http://luirig.altervista.org/flora/taxa/floraspecie.php?genere=Maclura" xlink:type="simple">Maclur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/>
          <table:table-cell table:style-name="ce30" office:value-type="string" calcext:value-type="string">
            <text:p><text:a xlink:href="http://luirig.altervista.org/flora/taxa/floraspecie.php?genere=Morus" xlink:type="simple">Mor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Cymodoceaceae</text:p>
          </table:table-cell>
          <table:table-cell table:style-name="ce27" office:value-type="string" calcext:value-type="string">
            <text:p><text:a xlink:href="http://luirig.altervista.org/flora/taxa/floraspecie.php?genere=Cymodocea" xlink:type="simple">Cymodocea</text:a></text:p>
          </table:table-cell>
          <table:table-cell/>
          <table:table-cell table:style-name="ce21" office:value-type="string" calcext:value-type="string">
            <text:p>solo centro e sud Italia</text:p>
          </table:table-cell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Betulaceae</text:p>
          </table:table-cell>
          <table:table-cell table:style-name="ce29" office:value-type="string" calcext:value-type="string">
            <text:p><text:a xlink:href="http://luirig.altervista.org/flora/taxa/floraspecie.php?genere=Alnus" xlink:type="simple">Al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Betula" xlink:type="simple">Betul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arpinus" xlink:type="simple">Carpin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Corylus" xlink:type="simple">Corylus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4"/>
          <table:table-cell table:style-name="ce30" office:value-type="string" calcext:value-type="string">
            <text:p><text:a xlink:href="http://luirig.altervista.org/flora/taxa/floraspecie.php?genere=Ostrya" xlink:type="simple">Ostrya</text:a></text:p>
          </table:table-cell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1" table:number-rows-repeated="285">
          <table:table-cell table:style-name="ce24"/>
          <table:table-cell table:style-name="ce27"/>
          <table:table-cell table:style-name="ce24"/>
          <table:table-cell table:style-name="ce3" table:number-columns-repeated="22"/>
          <table:table-cell table:number-columns-repeated="99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e" table:style-name="ta4"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0" table:number-columns-repeated="1019" table:default-cell-style-name="Default"/>
        <table:table-row table:style-name="ro1">
          <table:table-cell table:style-name="ce2" office:value-type="string" calcext:value-type="string">
            <text:p>Famiglia</text:p>
          </table:table-cell>
          <table:table-cell table:style-name="ce23" office:value-type="string" calcext:value-type="string">
            <text:p>Genere</text:p>
          </table:table-cell>
          <table:table-cell table:style-name="ce1" office:value-type="string" calcext:value-type="string">
            <text:p>Specie</text:p>
          </table:table-cell>
          <table:table-cell table:style-name="ce36"/>
          <table:table-cell table:style-name="ce1" office:value-type="string" calcext:value-type="string">
            <text:p>Nostri_Ris</text:p>
          </table:table-cell>
          <table:table-cell table:style-name="ce3" table:number-columns-repeated="20"/>
          <table:table-cell table:number-columns-repeated="999"/>
        </table:table-row>
        <table:table-row table:style-name="ro1">
          <table:table-cell table:style-name="ce5" office:value-type="string" calcext:value-type="string">
            <text:p>Fabaceae</text:p>
          </table:table-cell>
          <table:table-cell table:style-name="ce16" office:value-type="string" calcext:value-type="string">
            <text:p>Ceratonia</text:p>
          </table:table-cell>
          <table:table-cell table:style-name="ce21" office:value-type="string" calcext:value-type="string">
            <text:p><text:a xlink:href="http://luirig.altervista.org/flora/taxa/index1.php?scientific-name=ceratonia+siliqua" xlink:type="simple">Ceratonia siliqua L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16" office:value-type="string" calcext:value-type="string">
            <text:p>Rubiaceae</text:p>
          </table:table-cell>
          <table:table-cell table:style-name="ce21" office:value-type="string" calcext:value-type="string">
            <text:p>Galium (82 specie)</text:p>
          </table:table-cell>
          <table:table-cell table:style-name="ce27" office:value-type="string" calcext:value-type="string">
            <text:p><text:a xlink:href="http://luirig.altervista.org/flora/taxa/index1.php?scientific-name=galium+album" xlink:type="simple">Galium aetnicum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lbum" xlink:type="simple">Galium album Mil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nisophyllon" xlink:type="simple">Galium anisophyllon Vil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nisophyllum" xlink:type="simple"> Galium anisophyllum Vil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parine" xlink:type="simple">Galium aparine 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ristatum" xlink:type="simple">Galium aristatum 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austriacum" xlink:type="simple">Galium austriacum Jacq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baldense" xlink:type="simple">Galium baldense Spreng.</text:a></text:p>
          </table:table-cell>
          <table:table-cell table:style-name="ce24"/>
          <table:table-cell table:style-name="ce16" office:value-type="string" calcext:value-type="string">
            <text:p>Galium baldensiforme</text:p>
          </table:table-cell>
          <table:table-cell table:style-name="ce16" office:value-type="string" calcext:value-type="string">
            <text:p>caglio del Monte Baldo( Lombardia, Trentino AA e FVG)</text:p>
          </table:table-cell>
          <table:table-cell table:style-name="ce3" table:number-columns-repeated="19"/>
          <table:table-cell table:number-columns-repeated="999"/>
        </table:table-row>
        <table:table-row table:style-name="ro1">
          <table:table-cell table:style-name="ce3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bernardii" xlink:type="simple">Galium bernardii Gren. &amp; Godr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boreale" xlink:type="simple">Galium boreale L.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/>
          <table:table-cell table:style-name="ce24"/>
          <table:table-cell table:style-name="ce27" office:value-type="string" calcext:value-type="string">
            <text:p><text:a xlink:href="http://luirig.altervista.org/flora/taxa/index1.php?scientific-name=galium+caprarium" xlink:type="simple">Galium caprarium Natali</text:a>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4"/>
          <table:table-cell table:style-name="ce24"/>
          <table:table-cell table:style-name="ce27" office:value-type="string" calcext:value-type="string">
            <text:p>Galium carmineum</text:p>
          </table:table-cell>
          <table:table-cell table:style-name="ce24"/>
          <table:table-cell table:style-name="ce3" table:number-columns-repeated="21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<text:s/>Galium centroniae Cariot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Galium cinereum A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Galium cometerhizon Lapeyr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Galium corrudifolium Vi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Galium cometerhizon Lapeyr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Galium corrudifolium Vi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Galium corsicum Spreng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16" office:value-type="string" calcext:value-type="string">
            <text:p>Galium divaricatum Lam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<text:s/>Galium elongatum C. PreslSchult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24) Galium glaucophyllum Em. Schmid 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25) Galium glaucum L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26) Galium humifusum M.Bieb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27) Galium intermedium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4"/>
          <table:table-cell table:style-name="ce3"/>
          <table:table-cell table:style-name="ce21" office:value-type="string" calcext:value-type="string">
            <text:p>28) Galium laevigat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5"/>
          <table:table-cell table:style-name="ce3"/>
          <table:table-cell table:style-name="ce21" office:value-type="string" calcext:value-type="string">
            <text:p>29) Galium litorale Guss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5"/>
          <table:table-cell table:style-name="ce3"/>
          <table:table-cell table:style-name="ce21" office:value-type="string" calcext:value-type="string">
            <text:p>30) Galium lucidum A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5"/>
          <table:table-cell table:style-name="ce3"/>
          <table:table-cell table:style-name="ce21" office:value-type="string" calcext:value-type="string">
            <text:p>31) Galium lucidum subsp. cinereum (All.)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2) Galium lucidum All. subsp. lucidum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3) Galium lucidum All. subsp. venustum (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v34) Galium magellense Ten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5) Galium margaritaceum A. Kern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6) Galium megalospermum Vill.3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Galium minutulum Jord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8) Galium mollugo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39) Galium mollugo subsp. erectum Syme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0) Galium mollugo L. subsp. mollugo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1) Galium mollugo subsp. pycnotrichum 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3) Galium murale (L.) A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(H..42) Galium montis-arerae Merxm. &amp; Ehrend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4) Galium noricum Ehrend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5) Galium obliquum Vil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6) Galium odoratum (L.) Scop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7) Galium palaeoitalicum Ehrend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8) Galium pallidum C.Presl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49) Galium palustre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0) Galium palustre subsp. elongatum (C. 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1) Galium palustre L. subsp. palustre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2) Galium parisiense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3) Galium pseudohelveticum Ehrend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4) Galium pumilum Murray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5) Galium pusill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6) Galium rotundifoli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7) Galium rotundifolium L. subsp. rotund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8) Galium rubioides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59) Galium rubioides L. subsp. rubioides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0) Galium rubr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1) Galium saxatile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2) Galium saxosum (Chaix) Breistr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.63) Galium scabrum L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.64) Galium schmidii Arrigoni 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5) Galium schultesii Vest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6) Galium setaceum Lam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7) Galium setaceum subsp. decaisnei (Boi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8) Galium spuri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69) Galium sylvatic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0) Galium tendae Rchb. f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1) Galium tricornutum Dandy 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2) Galium tunetanum Lam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3) Galium uliginos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4) Galium verrucosum Huds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5) Galium verrucosum Huds. subsp. haloph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6) Galium verrucosum Huds. subsp. verruc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7) Galium verticillatum Danthoine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8) Galium verum L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79) Galium verum L. subsp. verum 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80) Galium verum L. subsp. wirtgeni (F.W.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81) Galium verum subsp. wirtgenii (F. W. .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82) Galium x pomeranicum Retz.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21" office:value-type="string" calcext:value-type="string">
            <text:p>Convulvulaceae</text:p>
          </table:table-cell>
          <table:table-cell table:style-name="ce27" office:value-type="string" calcext:value-type="string">
            <text:p>Cuscuta (28)</text:p>
          </table:table-cell>
          <table:table-cell table:style-name="ce21" office:value-type="string" calcext:value-type="string">
            <text:p><text:a xlink:href="http://luirig.altervista.org/flora/taxa/index1.php?scientific-name=cuscuta+approximata" xlink:type="simple">Cuscuta approximata Bab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approximata+subsp.+approximata" xlink:type="simple">Cuscuta approximata Bab. subsp. approximata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approximata+subsp.+macranthera" xlink:type="simple">Cuscuta approximata Bab. subsp. macranthera (Heldr.et Sart.) Feinbrun &amp; Greuter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australis" xlink:type="simple">Cuscuta australis R. Br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australis+subsp.+cesatiana" xlink:type="simple">Cuscuta australis subsp. cesatiana (Bertol.) O. Schwarz</text:a></text:p>
          </table:table-cell>
          <table:table-cell table:style-name="ce3" table:number-columns-repeated="3"/>
          <table:table-cell table:style-name="ce16" office:value-type="string" calcext:value-type="string">
            <text:p>tutta itali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australis+subsp.+tinei" xlink:type="simple">Cuscuta australis subsp. tinei (Inzenga) Feinbrun</text:a></text:p>
          </table:table-cell>
          <table:table-cell table:style-name="ce3" table:number-columns-repeated="3"/>
          <table:table-cell table:style-name="ce16" office:value-type="string" calcext:value-type="string">
            <text:p>tutta itali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brevistyla" xlink:type="simple">Cuscuta brevistyla A. Braun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campestris" xlink:type="simple">Cuscuta campestris Yuncker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cesatiana" xlink:type="simple">Cuscuta cesatiana Bertol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pilinum" xlink:type="simple">Cuscuta epilinum Weihe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pithymum" xlink:type="simple">Cuscuta epithymum</text:a></text:p>
          </table:table-cell>
          <table:table-cell table:style-name="ce3" table:number-columns-repeated="3"/>
          <table:table-cell table:style-name="ce16" office:value-type="string" calcext:value-type="string">
            <text:p>tutta itali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pithymum+subsp.+corsicana" xlink:type="simple">Cuscuta epithymum (L.) L. subsp. corsicana (Yunck.) Lambinon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pithymum+subsp.+epithymum" xlink:type="simple">Cuscuta epithymum (L.) L. subsp. epithymum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pithymum+subsp.+kotschyi" xlink:type="simple">Cuscuta epithymum (L.) L. subsp. kotschyi (Des Moul.) Arcang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europaea" xlink:type="simple">Cuscuta europaea L.</text:a></text:p>
          </table:table-cell>
          <table:table-cell table:style-name="ce3" table:number-columns-repeated="3"/>
          <table:table-cell table:style-name="ce16" office:value-type="string" calcext:value-type="string">
            <text:p>tutta itali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gronovii" xlink:type="simple">Cuscuta gronovii Willd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kotschyi" xlink:type="simple">Cuscuta kotschyi Desmoulins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monogyna" xlink:type="simple">Cuscuta monogyna Vahl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monogyna+subsp.+monogyna" xlink:type="simple">Cuscuta monogyna Vahl subsp. monogyna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palaestina" xlink:type="simple">Cuscuta palaestina Boiss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palaestina+subsp.+palaestina" xlink:type="simple">Cuscuta palaestina Boiss. subsp. palaestina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planiflora" xlink:type="simple">Cuscuta planiflora Ten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scandens" xlink:type="simple">Cuscuta scandens Brot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scandens+subsp.+cesatiana" xlink:type="simple">Cuscuta scandens Brot. subsp. cesatiana (Bertol.) Soó</text:a></text:p>
          </table:table-cell>
          <table:table-cell table:style-name="ce3" table:number-columns-repeated="3"/>
          <table:table-cell table:style-name="ce16" office:value-type="string" calcext:value-type="string">
            <text:p>tutta italia no Sardegn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scandens+subsp.+scandens" xlink:type="simple">Cuscuta scandens Brot. subsp. scandens</text:a></text:p>
          </table:table-cell>
          <table:table-cell table:style-name="ce3" table:number-columns-repeated="3"/>
          <table:table-cell table:style-name="ce16" office:value-type="string" calcext:value-type="string">
            <text:p>tutta italia no Sardegn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suaveolens" xlink:type="simple">Cuscuta suaveolens Ser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cuscuta+tinei" xlink:type="simple">Cuscuta tinei Inzenga</text:a></text:p>
          </table:table-cell>
          <table:table-cell table:style-name="ce3" table:number-columns-repeated="3"/>
          <table:table-cell table:style-name="ce16" office:value-type="string" calcext:value-type="string">
            <text:p>tutta italia no Sardegna</text:p>
          </table:table-cell>
          <table:table-cell table:style-name="ce3" table:number-columns-repeated="18"/>
          <table:table-cell table:number-columns-repeated="999"/>
        </table:table-row>
        <table:table-row table:style-name="ro1">
          <table:table-cell table:style-name="ce3" table:number-columns-repeated="25"/>
          <table:table-cell table:number-columns-repeated="999"/>
        </table:table-row>
        <table:table-row table:style-name="ro1">
          <table:table-cell table:style-name="ce16" office:value-type="string" calcext:value-type="string">
            <text:p>CAMPANULACEAE</text:p>
          </table:table-cell>
          <table:table-cell table:style-name="ce16" office:value-type="string" calcext:value-type="string">
            <text:p>Lobelia</text:p>
          </table:table-cell>
          <table:table-cell table:style-name="ce21" office:value-type="string" calcext:value-type="string">
            <text:p><text:a xlink:href="http://luirig.altervista.org/flora/taxa/index1.php?scientific-name=lobelia+erinus" xlink:type="simple">Lobelia erinus L.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lobelia+laxiflora" xlink:type="simple">Lobelia laxiflora Kunth</text:a></text:p>
          </table:table-cell>
          <table:table-cell table:style-name="ce3" table:number-columns-repeated="22"/>
          <table:table-cell table:number-columns-repeated="999"/>
        </table:table-row>
        <table:table-row table:style-name="ro1">
          <table:table-cell table:style-name="ce3" table:number-columns-repeated="2"/>
          <table:table-cell table:style-name="ce21" office:value-type="string" calcext:value-type="string">
            <text:p><text:a xlink:href="http://luirig.altervista.org/flora/taxa/index1.php?scientific-name=lobelia+laxiflora+subsp.+laxiflora" xlink:type="simple">Lobelia laxiflora Kunth subsp. laxiflora</text:a></text:p>
          </table:table-cell>
          <table:table-cell table:style-name="ce3" table:number-columns-repeated="22"/>
          <table:table-cell table:number-columns-repeated="999"/>
        </table:table-row>
        <table:table-row table:style-name="ro1" table:number-rows-repeated="829">
          <table:table-cell table:style-name="ce3" table:number-columns-repeated="25"/>
          <table:table-cell table:number-columns-repeated="999"/>
        </table:table-row>
        <table:table-row table:style-name="ro3" table:number-rows-repeated="10476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. num. disciplinare" table:style-name="ta5"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0" table:number-columns-repeated="1021" table:default-cell-style-name="Default"/>
        <table:table-row table:style-name="ro1">
          <table:table-cell table:style-name="ce16" office:value-type="string" calcext:value-type="string">
            <text:p>specie</text:p>
          </table:table-cell>
          <table:table-cell table:style-name="ce16" office:value-type="string" calcext:value-type="string">
            <text:p>Accession number</text:p>
          </table:table-cell>
          <table:table-cell table:style-name="ce16" office:value-type="string" calcext:value-type="string">
            <text:p>verifica specie in ncbi (codici da togliere a col B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avena sativa</text:p>
          </table:table-cell>
          <table:table-cell table:style-name="ce16" office:value-type="string" calcext:value-type="string">
            <text:p>MF596589.1</text:p>
          </table:table-cell>
          <table:table-cell table:style-name="ce16" office:value-type="string" calcext:value-type="string">
            <text:p>ok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KT351784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MK525268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MF998470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MG228182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MG227941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KP711226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KP149553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KM538819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JQ412330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MK336398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NC_027468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KM974733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L15300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MK090222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MG687313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style-name="ce16" office:value-type="string" calcext:value-type="string">
            <text:p>X75695.1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6" office:value-type="string" calcext:value-type="string">
            <text:p>Dactylis glomerata</text:p>
          </table:table-cell>
          <table:table-cell table:style-name="ce16" office:value-type="string" calcext:value-type="string">
            <text:p>MF59670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70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70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20432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05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39553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56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64404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64363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1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2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54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16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10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00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83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76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0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40260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B91706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M3607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651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2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8484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499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746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74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74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16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66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3262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6662.1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Medicago sativa</text:p>
          </table:table-cell>
          <table:table-cell table:style-name="ce16" office:value-type="string" calcext:value-type="string">
            <text:p>KJ204375.1</text:p>
          </table:table-cell>
          <table:table-cell table:style-name="ce17" office:value-type="string" calcext:value-type="string">
            <text:p>MK46049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181.1</text:p>
          </table:table-cell>
          <table:table-cell table:style-name="ce17" office:value-type="string" calcext:value-type="string">
            <text:p>X0497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W131881.1</text:p>
          </table:table-cell>
          <table:table-cell table:style-name="ce17" office:value-type="string" calcext:value-type="string">
            <text:p>CP02181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714079.1</text:p>
          </table:table-cell>
          <table:table-cell table:style-name="ce17" office:value-type="string" calcext:value-type="string">
            <text:p>CP02180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714055.1</text:p>
          </table:table-cell>
          <table:table-cell table:style-name="ce17" office:value-type="string" calcext:value-type="string">
            <text:p>CP02179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5272.1</text:p>
          </table:table-cell>
          <table:table-cell table:style-name="ce17" office:value-type="string" calcext:value-type="string">
            <text:p>CP02179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5192.1</text:p>
          </table:table-cell>
          <table:table-cell table:style-name="ce17" office:value-type="string" calcext:value-type="string">
            <text:p>CP02652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4725.1</text:p>
          </table:table-cell>
          <table:table-cell table:style-name="ce17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24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24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24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5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0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0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354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7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5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9696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8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604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210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60494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K46049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7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6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4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60145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K09028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KU32168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Z7017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X0497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776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336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06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676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81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802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799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79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6527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Vicia faba</text:p>
          </table:table-cell>
          <table:table-cell table:style-name="ce16" office:value-type="string" calcext:value-type="string">
            <text:p>EU288939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469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423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5147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Festuca arundinacea</text:p>
          </table:table-cell>
          <table:table-cell table:style-name="ce16" office:value-type="string" calcext:value-type="string">
            <text:p>KJ20434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6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4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4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4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0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8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5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46668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1713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747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6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6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hleum pratense</text:p>
          </table:table-cell>
          <table:table-cell table:style-name="ce16" office:value-type="string" calcext:value-type="string">
            <text:p>MF596914.1</text:p>
          </table:table-cell>
          <table:table-cell table:style-name="ce17" office:value-type="string" calcext:value-type="string">
            <text:p>NC_0498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913.1</text:p>
          </table:table-cell>
          <table:table-cell table:style-name="ce17" office:value-type="string" calcext:value-type="string">
            <text:p>MN55660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91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M36092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2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39555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88816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24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12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6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22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04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57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32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9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65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71123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T69556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5935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59359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99734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8414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M85025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6004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83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15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066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J78483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J74629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20438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8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79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06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498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5566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479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338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6784.1</text:p>
          </table:table-cell>
          <table:table-cell table:style-name="ce1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Triticum (aestivum o durum)</text:p>
          </table:table-cell>
          <table:table-cell table:style-name="ce16" office:value-type="string" calcext:value-type="string">
            <text:p>MF597070.1</text:p>
          </table:table-cell>
          <table:table-cell table:style-name="ce17" office:value-type="string" calcext:value-type="string">
            <text:p>JACEFO01000250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7069.1</text:p>
          </table:table-cell>
          <table:table-cell table:style-name="ce17" office:value-type="string" calcext:value-type="string">
            <text:p>JACEFO01000066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328025.1</text:p>
          </table:table-cell>
          <table:table-cell table:style-name="ce17" office:value-type="string" calcext:value-type="string">
            <text:p>JACEFO0100024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312.1</text:p>
          </table:table-cell>
          <table:table-cell table:style-name="ce17" office:value-type="string" calcext:value-type="string">
            <text:p>JACEFO01000099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6842.1</text:p>
          </table:table-cell>
          <table:table-cell table:style-name="ce17" office:value-type="string" calcext:value-type="string">
            <text:p>JACEFO01000114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4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8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1701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212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0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917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668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97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42240.3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585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585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17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144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14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2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621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314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1334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8015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928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1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8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002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2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M2025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E213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E2135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V0665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3771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9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4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8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Lolium perenne</text:p>
          </table:table-cell>
          <table:table-cell table:style-name="ce16" office:value-type="string" calcext:value-type="string">
            <text:p>MF596873.1</text:p>
          </table:table-cell>
          <table:table-cell table:style-name="ce17" office:value-type="string" calcext:value-type="string">
            <text:p>JACEFO01000250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72.1</text:p>
          </table:table-cell>
          <table:table-cell table:style-name="ce17" office:value-type="string" calcext:value-type="string">
            <text:p>JACEFO01000066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71.1</text:p>
          </table:table-cell>
          <table:table-cell table:style-name="ce17" office:value-type="string" calcext:value-type="string">
            <text:p>JACEFO01000114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204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1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5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77385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8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746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34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81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1235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7" office:value-type="string" calcext:value-type="string">
            <text:p> Onobrychis viciifolia</text:p>
          </table:table-cell>
          <table:table-cell table:style-name="ce16" office:value-type="string" calcext:value-type="string">
            <text:p>MK9254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5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59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1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942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974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28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0772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Zea Mays</text:p>
          </table:table-cell>
          <table:table-cell table:style-name="ce16" office:value-type="string" calcext:value-type="string">
            <text:p>MG226097.1</text:p>
          </table:table-cell>
          <table:table-cell table:style-name="ce17" office:value-type="string" calcext:value-type="string">
            <text:p>EU49766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953.1</text:p>
          </table:table-cell>
          <table:table-cell table:style-name="ce17" office:value-type="string" calcext:value-type="string">
            <text:p>LS97513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16836.1</text:p>
          </table:table-cell>
          <table:table-cell table:style-name="ce17" office:value-type="string" calcext:value-type="string">
            <text:p>LS97513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01666.2</text:p>
          </table:table-cell>
          <table:table-cell table:style-name="ce17" office:value-type="string" calcext:value-type="string">
            <text:p>LS97513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86563.2</text:p>
          </table:table-cell>
          <table:table-cell table:style-name="ce17" office:value-type="string" calcext:value-type="string">
            <text:p>LS39810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03034.1</text:p>
          </table:table-cell>
          <table:table-cell table:style-name="ce17" office:value-type="string" calcext:value-type="string">
            <text:p>LS39810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348606.1</text:p>
          </table:table-cell>
          <table:table-cell table:style-name="ce17" office:value-type="string" calcext:value-type="string">
            <text:p>LT99689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497669.1</text:p>
          </table:table-cell>
          <table:table-cell table:style-name="ce16" office:value-type="string" calcext:value-type="string">
            <text:p>LT99689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856610.1</text:p>
          </table:table-cell>
          <table:table-cell table:style-name="ce16" office:value-type="string" calcext:value-type="string">
            <text:p>LS97513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856608.1</text:p>
          </table:table-cell>
          <table:table-cell table:style-name="ce16" office:value-type="string" calcext:value-type="string">
            <text:p>LS97513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856593.1</text:p>
          </table:table-cell>
          <table:table-cell table:style-name="ce16" office:value-type="string" calcext:value-type="string">
            <text:p>LS97513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695813.1</text:p>
          </table:table-cell>
          <table:table-cell table:style-name="ce16" office:value-type="string" calcext:value-type="string">
            <text:p>LS97513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559240.1</text:p>
          </table:table-cell>
          <table:table-cell table:style-name="ce16" office:value-type="string" calcext:value-type="string">
            <text:p>LS97513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827659.1</text:p>
          </table:table-cell>
          <table:table-cell table:style-name="ce16" office:value-type="string" calcext:value-type="string">
            <text:p>LS97513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7.1</text:p>
          </table:table-cell>
          <table:table-cell table:style-name="ce16" office:value-type="string" calcext:value-type="string">
            <text:p>LS97512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5.1</text:p>
          </table:table-cell>
          <table:table-cell table:style-name="ce16" office:value-type="string" calcext:value-type="string">
            <text:p>LS97512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4.1</text:p>
          </table:table-cell>
          <table:table-cell table:style-name="ce16" office:value-type="string" calcext:value-type="string">
            <text:p>LS97512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2.1</text:p>
          </table:table-cell>
          <table:table-cell table:style-name="ce16" office:value-type="string" calcext:value-type="string">
            <text:p>LS97512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1.1</text:p>
          </table:table-cell>
          <table:table-cell table:style-name="ce16" office:value-type="string" calcext:value-type="string">
            <text:p>LS97468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T996893.1</text:p>
          </table:table-cell>
          <table:table-cell table:style-name="ce16" office:value-type="string" calcext:value-type="string">
            <text:p>LS97512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T996892.1</text:p>
          </table:table-cell>
          <table:table-cell table:style-name="ce16" office:value-type="string" calcext:value-type="string">
            <text:p>LS97468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8.1</text:p>
          </table:table-cell>
          <table:table-cell table:style-name="ce16" office:value-type="string" calcext:value-type="string">
            <text:p>LS97468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6.1</text:p>
          </table:table-cell>
          <table:table-cell table:style-name="ce16" office:value-type="string" calcext:value-type="string">
            <text:p>LS97467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3.1</text:p>
          </table:table-cell>
          <table:table-cell table:style-name="ce16" office:value-type="string" calcext:value-type="string">
            <text:p>LS97467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2.1</text:p>
          </table:table-cell>
          <table:table-cell table:style-name="ce16" office:value-type="string" calcext:value-type="string">
            <text:p>LS97467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1.1</text:p>
          </table:table-cell>
          <table:table-cell table:style-name="ce16" office:value-type="string" calcext:value-type="string">
            <text:p>LS97467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30.1</text:p>
          </table:table-cell>
          <table:table-cell table:style-name="ce16" office:value-type="string" calcext:value-type="string">
            <text:p>LS97467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29.1</text:p>
          </table:table-cell>
          <table:table-cell table:style-name="ce16" office:value-type="string" calcext:value-type="string">
            <text:p>LS97467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28.1</text:p>
          </table:table-cell>
          <table:table-cell table:style-name="ce16" office:value-type="string" calcext:value-type="string">
            <text:p>LS42360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26.1</text:p>
          </table:table-cell>
          <table:table-cell table:style-name="ce16" office:value-type="string" calcext:value-type="string">
            <text:p>LS39810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25.1</text:p>
          </table:table-cell>
          <table:table-cell table:style-name="ce16" office:value-type="string" calcext:value-type="string">
            <text:p>LS39810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5122.1</text:p>
          </table:table-cell>
          <table:table-cell table:style-name="ce16" office:value-type="string" calcext:value-type="string">
            <text:p>LS39810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82.1</text:p>
          </table:table-cell>
          <table:table-cell table:style-name="ce16" office:value-type="string" calcext:value-type="string">
            <text:p>LN89636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81.1</text:p>
          </table:table-cell>
          <table:table-cell table:style-name="ce16" office:value-type="string" calcext:value-type="string">
            <text:p>LN89635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80.1</text:p>
          </table:table-cell>
          <table:table-cell table:style-name="ce16" office:value-type="string" calcext:value-type="string">
            <text:p>LN89635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9.1</text:p>
          </table:table-cell>
          <table:table-cell table:style-name="ce16" office:value-type="string" calcext:value-type="string">
            <text:p>NC_03575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8.1</text:p>
          </table:table-cell>
          <table:table-cell table:style-name="ce16" office:value-type="string" calcext:value-type="string">
            <text:p>NC_03575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7.1</text:p>
          </table:table-cell>
          <table:table-cell table:style-name="ce16" office:value-type="string" calcext:value-type="string">
            <text:p>NC_03575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6.1</text:p>
          </table:table-cell>
          <table:table-cell table:style-name="ce16" office:value-type="string" calcext:value-type="string">
            <text:p>NC_03575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5.1</text:p>
          </table:table-cell>
          <table:table-cell table:style-name="ce16" office:value-type="string" calcext:value-type="string">
            <text:p>LN86923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974674.1</text:p>
          </table:table-cell>
          <table:table-cell table:style-name="ce16" office:value-type="string" calcext:value-type="string">
            <text:p>LN86922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423604.1</text:p>
          </table:table-cell>
          <table:table-cell table:style-name="ce16" office:value-type="string" calcext:value-type="string">
            <text:p>LN86922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6.1</text:p>
          </table:table-cell>
          <table:table-cell table:style-name="ce16" office:value-type="string" calcext:value-type="string">
            <text:p>LN86922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5.1</text:p>
          </table:table-cell>
          <table:table-cell table:style-name="ce16" office:value-type="string" calcext:value-type="string">
            <text:p>LN86922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3.1</text:p>
          </table:table-cell>
          <table:table-cell table:style-name="ce16" office:value-type="string" calcext:value-type="string">
            <text:p>LN86922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96360.1</text:p>
          </table:table-cell>
          <table:table-cell table:style-name="ce16" office:value-type="string" calcext:value-type="string">
            <text:p>LN86922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96359.1</text:p>
          </table:table-cell>
          <table:table-cell table:style-name="ce16" office:value-type="string" calcext:value-type="string">
            <text:p>LN86922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96358.1</text:p>
          </table:table-cell>
          <table:table-cell table:style-name="ce16" office:value-type="string" calcext:value-type="string">
            <text:p>LS3981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35753.1</text:p>
          </table:table-cell>
          <table:table-cell table:style-name="ce16" office:value-type="string" calcext:value-type="string">
            <text:p>LT9969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35752.1</text:p>
          </table:table-cell>
          <table:table-cell table:style-name="ce16" office:value-type="string" calcext:value-type="string">
            <text:p>LN84991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35751.1</text:p>
          </table:table-cell>
          <table:table-cell table:style-name="ce16" office:value-type="string" calcext:value-type="string">
            <text:p>LS39810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35750.1</text:p>
          </table:table-cell>
          <table:table-cell table:style-name="ce16" office:value-type="string" calcext:value-type="string">
            <text:p>NC_03522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30.1</text:p>
          </table:table-cell>
          <table:table-cell table:style-name="ce16" office:value-type="string" calcext:value-type="string">
            <text:p>LN84991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9.1</text:p>
          </table:table-cell>
          <table:table-cell table:style-name="ce16" office:value-type="string" calcext:value-type="string">
            <text:p>LN84991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8.1</text:p>
          </table:table-cell>
          <table:table-cell table:style-name="ce16" office:value-type="string" calcext:value-type="string">
            <text:p>LN86921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7.1</text:p>
          </table:table-cell>
          <table:table-cell table:style-name="ce16" office:value-type="string" calcext:value-type="string">
            <text:p>LN8692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6.1</text:p>
          </table:table-cell>
          <table:table-cell table:style-name="ce16" office:value-type="string" calcext:value-type="string">
            <text:p>LN86921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5.1</text:p>
          </table:table-cell>
          <table:table-cell table:style-name="ce16" office:value-type="string" calcext:value-type="string">
            <text:p>LN86921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4.1</text:p>
          </table:table-cell>
          <table:table-cell table:style-name="ce16" office:value-type="string" calcext:value-type="string">
            <text:p>LN86921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3.1</text:p>
          </table:table-cell>
          <table:table-cell table:style-name="ce16" office:value-type="string" calcext:value-type="string">
            <text:p>LN86922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2.1</text:p>
          </table:table-cell>
          <table:table-cell table:style-name="ce16" office:value-type="string" calcext:value-type="string">
            <text:p>LN86922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1.1</text:p>
          </table:table-cell>
          <table:table-cell table:style-name="ce16" office:value-type="string" calcext:value-type="string">
            <text:p>LN86922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20.1</text:p>
          </table:table-cell>
          <table:table-cell table:style-name="ce17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19.1</text:p>
          </table:table-cell>
          <table:table-cell table:style-name="ce17" office:value-type="string" calcext:value-type="string">
            <text:p>JACEFO01000250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18.1</text:p>
          </table:table-cell>
          <table:table-cell table:style-name="ce17" office:value-type="string" calcext:value-type="string">
            <text:p>BA000010.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17.1</text:p>
          </table:table-cell>
          <table:table-cell table:style-name="ce16" office:value-type="string" calcext:value-type="string">
            <text:p>JACEFO01000066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16.1</text:p>
          </table:table-cell>
          <table:table-cell table:style-name="ce16" office:value-type="string" calcext:value-type="string">
            <text:p>JAATIQ0100000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69215.1</text:p>
          </table:table-cell>
          <table:table-cell table:style-name="ce16" office:value-type="string" calcext:value-type="string">
            <text:p>JACEFO01000099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35224.1</text:p>
          </table:table-cell>
          <table:table-cell table:style-name="ce16" office:value-type="string" calcext:value-type="string">
            <text:p>JACEFO0100024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49914.1</text:p>
          </table:table-cell>
          <table:table-cell table:style-name="ce16" office:value-type="string" calcext:value-type="string">
            <text:p>NC_003074.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49913.1</text:p>
          </table:table-cell>
          <table:table-cell table:style-name="ce16" office:value-type="string" calcext:value-type="string">
            <text:p>CP00268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N849912.1</text:p>
          </table:table-cell>
          <table:table-cell table:style-name="ce16" office:value-type="string" calcext:value-type="string">
            <text:p>AM27016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T996916.1</text:p>
          </table:table-cell>
          <table:table-cell table:style-name="ce16" office:value-type="string" calcext:value-type="string">
            <text:p>BX47025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4.1</text:p>
          </table:table-cell>
          <table:table-cell table:style-name="ce16" office:value-type="string" calcext:value-type="string">
            <text:p>JACEFO01000114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398107.1</text:p>
          </table:table-cell>
          <table:table-cell table:style-name="ce16" office:value-type="string" calcext:value-type="string">
            <text:p>MK48273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167975.1</text:p>
          </table:table-cell>
          <table:table-cell table:style-name="ce16" office:value-type="string" calcext:value-type="string">
            <text:p>MK48273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90344.1</text:p>
          </table:table-cell>
          <table:table-cell table:style-name="ce16" office:value-type="string" calcext:value-type="string">
            <text:p>MK48272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Z11973.1</text:p>
          </table:table-cell>
          <table:table-cell table:style-name="ce16" office:value-type="string" calcext:value-type="string">
            <text:p>BCWF0100002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873422.1</text:p>
          </table:table-cell>
          <table:table-cell table:style-name="ce16" office:value-type="string" calcext:value-type="string">
            <text:p>HW66508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966117.1</text:p>
          </table:table-cell>
          <table:table-cell table:style-name="ce16" office:value-type="string" calcext:value-type="string">
            <text:p>AM92042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966116.1</text:p>
          </table:table-cell>
          <table:table-cell table:style-name="ce16" office:value-type="string" calcext:value-type="string">
            <text:p>FW37793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9661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9661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241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241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0782.4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118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38279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7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6500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124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H00126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1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126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3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7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A000010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3074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02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2701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X470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CWF010000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W6650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9204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W37793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Hordeum vulgare</text:p>
          </table:table-cell>
          <table:table-cell table:style-name="ce16" office:value-type="string" calcext:value-type="string">
            <text:p>MK525979.1</text:p>
          </table:table-cell>
          <table:table-cell table:style-name="ce17" office:value-type="string" calcext:value-type="string">
            <text:p>EF11554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59.1</text:p>
          </table:table-cell>
          <table:table-cell table:style-name="ce17" office:value-type="string" calcext:value-type="string">
            <text:p>NC_00860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412.1</text:p>
          </table:table-cell>
          <table:table-cell table:style-name="ce17" office:value-type="string" calcext:value-type="string">
            <text:p>AJ27667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195717.1</text:p>
          </table:table-cell>
          <table:table-cell table:style-name="ce17" office:value-type="string" calcext:value-type="string">
            <text:p>X0063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5.1</text:p>
          </table:table-cell>
          <table:table-cell table:style-name="ce16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4.1</text:p>
          </table:table-cell>
          <table:table-cell table:style-name="ce16" office:value-type="string" calcext:value-type="string">
            <text:p>JAATIP0100001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17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836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021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0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962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7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0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anicum</text:p>
          </table:table-cell>
          <table:table-cell table:style-name="ce16" office:value-type="string" calcext:value-type="string">
            <text:p>MF596900.1</text:p>
          </table:table-cell>
          <table:table-cell table:style-name="ce16" office:value-type="string" calcext:value-type="string">
            <text:p>MG96833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9.1</text:p>
          </table:table-cell>
          <table:table-cell table:style-name="ce16" office:value-type="string" calcext:value-type="string">
            <text:p>MG96832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773713.1</text:p>
          </table:table-cell>
          <table:table-cell table:style-name="ce16" office:value-type="string" calcext:value-type="string">
            <text:p>MG96832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968343.1</text:p>
          </table:table-cell>
          <table:table-cell table:style-name="ce16" office:value-type="string" calcext:value-type="string">
            <text:p>KR73731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901.1</text:p>
          </table:table-cell>
          <table:table-cell table:style-name="ce16" office:value-type="string" calcext:value-type="string">
            <text:p>KR73729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8.1</text:p>
          </table:table-cell>
          <table:table-cell table:style-name="ce16" office:value-type="string" calcext:value-type="string">
            <text:p>KR73725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7.1</text:p>
          </table:table-cell>
          <table:table-cell table:style-name="ce16" office:value-type="string" calcext:value-type="string">
            <text:p>KR73695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6.1</text:p>
          </table:table-cell>
          <table:table-cell table:style-name="ce16" office:value-type="string" calcext:value-type="string">
            <text:p>KR73685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5.1</text:p>
          </table:table-cell>
          <table:table-cell table:style-name="ce16" office:value-type="string" calcext:value-type="string">
            <text:p>KR73674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894.1</text:p>
          </table:table-cell>
          <table:table-cell table:style-name="ce16" office:value-type="string" calcext:value-type="string">
            <text:p>KY62721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815.1</text:p>
          </table:table-cell>
          <table:table-cell table:style-name="ce16" office:value-type="string" calcext:value-type="string">
            <text:p>KY62682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824.1</text:p>
          </table:table-cell>
          <table:table-cell table:style-name="ce16" office:value-type="string" calcext:value-type="string">
            <text:p>KY62676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773715.1</text:p>
          </table:table-cell>
          <table:table-cell table:style-name="ce16" office:value-type="string" calcext:value-type="string">
            <text:p>JQ59338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282919.1</text:p>
          </table:table-cell>
          <table:table-cell table:style-name="ce16" office:value-type="string" calcext:value-type="string">
            <text:p>JQ59338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282918.1</text:p>
          </table:table-cell>
          <table:table-cell table:style-name="ce16" office:value-type="string" calcext:value-type="string">
            <text:p>JQ59337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282917.1</text:p>
          </table:table-cell>
          <table:table-cell table:style-name="ce16" office:value-type="string" calcext:value-type="string">
            <text:p>KX19860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U135141.1</text:p>
          </table:table-cell>
          <table:table-cell table:style-name="ce16" office:value-type="string" calcext:value-type="string">
            <text:p>KX19859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6284.1</text:p>
          </table:table-cell>
          <table:table-cell table:style-name="ce16" office:value-type="string" calcext:value-type="string">
            <text:p>LT5939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Y627547.1</text:p>
          </table:table-cell>
          <table:table-cell table:style-name="ce16" office:value-type="string" calcext:value-type="string">
            <text:p>KJ74099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678.1</text:p>
          </table:table-cell>
          <table:table-cell table:style-name="ce16" office:value-type="string" calcext:value-type="string">
            <text:p>MK18883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008.1</text:p>
          </table:table-cell>
          <table:table-cell table:style-name="ce16" office:value-type="string" calcext:value-type="string">
            <text:p>FR66768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837.1</text:p>
          </table:table-cell>
          <table:table-cell table:style-name="ce16" office:value-type="string" calcext:value-type="string">
            <text:p>FR66768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354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2044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1643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376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1319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99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71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2850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989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676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676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70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14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4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3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3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7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0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5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7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3496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713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632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25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564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9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4968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1643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8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4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2350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633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633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49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89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2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756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737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04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2914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731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822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59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4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3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2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9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7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8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7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F558491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0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7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7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21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213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9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PQIB00000000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PQIB02001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9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43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6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09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188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0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34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05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isum sativum</text:p>
          </table:table-cell>
          <table:table-cell table:style-name="ce16" office:value-type="string" calcext:value-type="string">
            <text:p>JX677844.1</text:p>
          </table:table-cell>
          <table:table-cell table:style-name="ce16" office:value-type="string" calcext:value-type="string">
            <text:p>X0385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9795.1</text:p>
          </table:table-cell>
          <table:table-cell table:style-name="ce16" office:value-type="string" calcext:value-type="string">
            <text:p>JAATIQ0100000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9275.1</text:p>
          </table:table-cell>
          <table:table-cell table:style-name="ce16" office:value-type="string" calcext:value-type="string">
            <text:p>JAATIP0100001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8750.1</text:p>
          </table:table-cell>
          <table:table-cell table:style-name="ce16" office:value-type="string" calcext:value-type="string">
            <text:p>NC_003074.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8644.1</text:p>
          </table:table-cell>
          <table:table-cell table:style-name="ce16" office:value-type="string" calcext:value-type="string">
            <text:p>CP00268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85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9986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4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0293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558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40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40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3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17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33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06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N435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38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3074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026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Secale cereale</text:p>
          </table:table-cell>
          <table:table-cell table:style-name="ce16" office:value-type="string" calcext:value-type="string">
            <text:p>MF597037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6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M2025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Sorghum vulgare (bicolor)</text:p>
          </table:table-cell>
          <table:table-cell table:style-name="ce16" office:value-type="string" calcext:value-type="string">
            <text:p>MK526722.1</text:p>
          </table:table-cell>
          <table:table-cell table:style-name="ce17" office:value-type="string" calcext:value-type="string">
            <text:p>S7230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1143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538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S7230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6" office:value-type="string" calcext:value-type="string">
            <text:p>Trifolium pratense</text:p>
          </table:table-cell>
          <table:table-cell table:style-name="ce16" office:value-type="string" calcext:value-type="string">
            <text:p>KJ204417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726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197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03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322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7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5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7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0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3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79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243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395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6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5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7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6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130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3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3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7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393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26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14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3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538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59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Vicia sativa</text:p>
          </table:table-cell>
          <table:table-cell table:style-name="ce16" office:value-type="string" calcext:value-type="string">
            <text:p>MH215238.1</text:p>
          </table:table-cell>
          <table:table-cell table:style-name="ce17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7739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3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49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4635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98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6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517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05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375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0537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7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50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9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4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Hordeum vulgare</text:p>
          </table:table-cell>
          <table:table-cell table:style-name="ce16" office:value-type="string" calcext:value-type="string">
            <text:p>MK525979.1</text:p>
          </table:table-cell>
          <table:table-cell table:style-name="ce16" office:value-type="string" calcext:value-type="string">
            <text:p>EF11554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59.1</text:p>
          </table:table-cell>
          <table:table-cell table:style-name="ce16" office:value-type="string" calcext:value-type="string">
            <text:p>NC_00860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412.1</text:p>
          </table:table-cell>
          <table:table-cell table:style-name="ce16" office:value-type="string" calcext:value-type="string">
            <text:p>AJ27667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U195717.1</text:p>
          </table:table-cell>
          <table:table-cell table:style-name="ce16" office:value-type="string" calcext:value-type="string">
            <text:p>X0063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5.1</text:p>
          </table:table-cell>
          <table:table-cell table:style-name="ce16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4.1</text:p>
          </table:table-cell>
          <table:table-cell table:style-name="ce16" office:value-type="string" calcext:value-type="string">
            <text:p>JAATIP0100001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06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17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836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021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0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962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7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0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Glycine max</text:p>
          </table:table-cell>
          <table:table-cell table:style-name="ce16" office:value-type="string" calcext:value-type="string">
            <text:p>Z95552.1</text:p>
          </table:table-cell>
          <table:table-cell table:style-name="ce16" office:value-type="string" calcext:value-type="string">
            <text:p>EU49766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W131922.1</text:p>
          </table:table-cell>
          <table:table-cell table:style-name="ce16" office:value-type="string" calcext:value-type="string">
            <text:p>NC_02165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W131921.1</text:p>
          </table:table-cell>
          <table:table-cell table:style-name="ce16" office:value-type="string" calcext:value-type="string">
            <text:p>NC_02164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658515.1</text:p>
          </table:table-cell>
          <table:table-cell table:style-name="ce16" office:value-type="string" calcext:value-type="string">
            <text:p>NC_02164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657541.1</text:p>
          </table:table-cell>
          <table:table-cell table:style-name="ce16" office:value-type="string" calcext:value-type="string">
            <text:p>NC_02164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625739.1</text:p>
          </table:table-cell>
          <table:table-cell table:style-name="ce16" office:value-type="string" calcext:value-type="string">
            <text:p>NC_02164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39100.1</text:p>
          </table:table-cell>
          <table:table-cell table:style-name="ce16" office:value-type="string" calcext:value-type="string">
            <text:p>NC_02164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167256.1</text:p>
          </table:table-cell>
          <table:table-cell table:style-name="ce16" office:value-type="string" calcext:value-type="string">
            <text:p>NC_02163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5921.1</text:p>
          </table:table-cell>
          <table:table-cell table:style-name="ce16" office:value-type="string" calcext:value-type="string">
            <text:p>KC89364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9519.1</text:p>
          </table:table-cell>
          <table:table-cell table:style-name="ce16" office:value-type="string" calcext:value-type="string">
            <text:p>KC89363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46403.1</text:p>
          </table:table-cell>
          <table:table-cell table:style-name="ce16" office:value-type="string" calcext:value-type="string">
            <text:p>KC89363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483.1</text:p>
          </table:table-cell>
          <table:table-cell table:style-name="ce16" office:value-type="string" calcext:value-type="string">
            <text:p>KC89363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482.1</text:p>
          </table:table-cell>
          <table:table-cell table:style-name="ce16" office:value-type="string" calcext:value-type="string">
            <text:p>KC89363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481.1</text:p>
          </table:table-cell>
          <table:table-cell table:style-name="ce16" office:value-type="string" calcext:value-type="string">
            <text:p>KC89363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480.1</text:p>
          </table:table-cell>
          <table:table-cell table:style-name="ce16" office:value-type="string" calcext:value-type="string">
            <text:p>KC893634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717256.1</text:p>
          </table:table-cell>
          <table:table-cell table:style-name="ce16" office:value-type="string" calcext:value-type="string">
            <text:p>KC89363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74.1</text:p>
          </table:table-cell>
          <table:table-cell table:style-name="ce16" office:value-type="string" calcext:value-type="string">
            <text:p>KC89363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73.1</text:p>
          </table:table-cell>
          <table:table-cell table:style-name="ce16" office:value-type="string" calcext:value-type="string">
            <text:p>AP02264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72.1</text:p>
          </table:table-cell>
          <table:table-cell table:style-name="ce16" office:value-type="string" calcext:value-type="string">
            <text:p>AP02264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71.1</text:p>
          </table:table-cell>
          <table:table-cell table:style-name="ce16" office:value-type="string" calcext:value-type="string">
            <text:p>AP02263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70.1</text:p>
          </table:table-cell>
          <table:table-cell table:style-name="ce16" office:value-type="string" calcext:value-type="string">
            <text:p>AP02263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69.1</text:p>
          </table:table-cell>
          <table:table-cell table:style-name="ce16" office:value-type="string" calcext:value-type="string">
            <text:p>NZ_AJQF0100050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68.1</text:p>
          </table:table-cell>
          <table:table-cell table:style-name="ce16" office:value-type="string" calcext:value-type="string">
            <text:p>NZ_AJQN0100002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U288967.1</text:p>
          </table:table-cell>
          <table:table-cell table:style-name="ce16" office:value-type="string" calcext:value-type="string">
            <text:p>NZ_AJQG0100007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GQ436762.1</text:p>
          </table:table-cell>
          <table:table-cell table:style-name="ce16" office:value-type="string" calcext:value-type="string">
            <text:p>CP01312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T576825.1</text:p>
          </table:table-cell>
          <table:table-cell table:style-name="ce16" office:value-type="string" calcext:value-type="string">
            <text:p>CP02942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6.1</text:p>
          </table:table-cell>
          <table:table-cell table:style-name="ce16" office:value-type="string" calcext:value-type="string">
            <text:p>CP01031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5.1</text:p>
          </table:table-cell>
          <table:table-cell table:style-name="ce16" office:value-type="string" calcext:value-type="string">
            <text:p>JAATIQ0100000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4.1</text:p>
          </table:table-cell>
          <table:table-cell table:style-name="ce16" office:value-type="string" calcext:value-type="string">
            <text:p>JAATIP0100001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3.1</text:p>
          </table:table-cell>
          <table:table-cell table:style-name="ce16" office:value-type="string" calcext:value-type="string">
            <text:p>JAATIP01000012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2.1</text:p>
          </table:table-cell>
          <table:table-cell table:style-name="ce16" office:value-type="string" calcext:value-type="string">
            <text:p>JAATIP01000017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1.1</text:p>
          </table:table-cell>
          <table:table-cell table:style-name="ce16" office:value-type="string" calcext:value-type="string">
            <text:p>JAATIP01000021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300.1</text:p>
          </table:table-cell>
          <table:table-cell table:style-name="ce16" office:value-type="string" calcext:value-type="string">
            <text:p>JACEFO01000066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299.1</text:p>
          </table:table-cell>
          <table:table-cell table:style-name="ce16" office:value-type="string" calcext:value-type="string">
            <text:p>BA000010.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298.1</text:p>
          </table:table-cell>
          <table:table-cell table:style-name="ce16" office:value-type="string" calcext:value-type="string">
            <text:p>AY57599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R0732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543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175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976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19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F010005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N010000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G010000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131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294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103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2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A000010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75999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Gossypium</text:p>
          </table:table-cell>
          <table:table-cell table:style-name="ce16" office:value-type="string" calcext:value-type="string">
            <text:p>L13186.2</text:p>
          </table:table-cell>
          <table:table-cell table:style-name="ce16" office:value-type="string" calcext:value-type="string">
            <text:p>NC_045873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171.1</text:p>
          </table:table-cell>
          <table:table-cell table:style-name="ce16" office:value-type="string" calcext:value-type="string">
            <text:p>MK40453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170.1</text:p>
          </table:table-cell>
          <table:table-cell table:style-name="ce16" office:value-type="string" calcext:value-type="string">
            <text:p>DX402955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169.1</text:p>
          </table:table-cell>
          <table:table-cell table:style-name="ce16" office:value-type="string" calcext:value-type="string">
            <text:p>JAATIP01000044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168.1</text:p>
          </table:table-cell>
          <table:table-cell table:style-name="ce16" office:value-type="string" calcext:value-type="string">
            <text:p>JAATIQ0100000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167.1</text:p>
          </table:table-cell>
          <table:table-cell table:style-name="ce16" office:value-type="string" calcext:value-type="string">
            <text:p>JAATIQ01000005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309.1</text:p>
          </table:table-cell>
          <table:table-cell table:style-name="ce16" office:value-type="string" calcext:value-type="string">
            <text:p>JAATIP0100001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308.1</text:p>
          </table:table-cell>
          <table:table-cell table:style-name="ce16" office:value-type="string" calcext:value-type="string">
            <text:p>JAATIP01000012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307.1</text:p>
          </table:table-cell>
          <table:table-cell table:style-name="ce16" office:value-type="string" calcext:value-type="string">
            <text:p>JAATIP01000018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306.1</text:p>
          </table:table-cell>
          <table:table-cell table:style-name="ce16" office:value-type="string" calcext:value-type="string">
            <text:p>JAATIP01000021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24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777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7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67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726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2654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07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5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007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007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779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4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4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5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78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68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742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58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045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8065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0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091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4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0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41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4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58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N3937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N3941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6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241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330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29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210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Helianthus annuus</text:p>
          </table:table-cell>
          <table:table-cell table:style-name="ce16" office:value-type="string" calcext:value-type="string">
            <text:p>AY215124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W3190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9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6889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0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7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598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139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8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130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4738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2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596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83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29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8043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975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5309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154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064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2156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8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Linum usitatissimum</text:p>
          </table:table-cell>
          <table:table-cell table:style-name="ce16" office:value-type="string" calcext:value-type="string">
            <text:p>MT09323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T093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59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645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169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664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468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3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849971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10" office:value-type="string" calcext:value-type="string">
            <text:p>Solanum tuberosum</text:p>
          </table:table-cell>
          <table:table-cell table:style-name="ce16" office:value-type="string" calcext:value-type="string">
            <text:p>HF572814.1</text:p>
          </table:table-cell>
          <table:table-cell table:style-name="ce16" office:value-type="string" calcext:value-type="string">
            <text:p>DQ347958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722385.1</text:p>
          </table:table-cell>
          <table:table-cell table:style-name="ce16" office:value-type="string" calcext:value-type="string">
            <text:p>DQ34795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619787.1</text:p>
          </table:table-cell>
          <table:table-cell table:style-name="ce16" office:value-type="string" calcext:value-type="string">
            <text:p>NC_007898.3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4087.1</text:p>
          </table:table-cell>
          <table:table-cell table:style-name="ce16" office:value-type="string" calcext:value-type="string">
            <text:p>JAATIQ01000000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503.1</text:p>
          </table:table-cell>
          <table:table-cell table:style-name="ce16" office:value-type="string" calcext:value-type="string">
            <text:p>JAATIP010000116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022502.1</text:p>
          </table:table-cell>
          <table:table-cell table:style-name="ce16" office:value-type="string" calcext:value-type="string">
            <text:p>JAATIP010000441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652187.1</text:p>
          </table:table-cell>
          <table:table-cell table:style-name="ce16" office:value-type="string" calcext:value-type="string">
            <text:p>JACEFO010001862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X8563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09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2315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48905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02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115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762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79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898.3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7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841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764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86163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772170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7721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52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 table:number-rows-repeated="480">
          <table:table-cell/>
          <table:table-cell table:style-name="ce16"/>
          <table:table-cell table:number-columns-repeated="1022"/>
        </table:table-row>
        <table:table-row table:style-name="ro3" table:number-rows-repeated="1046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. num. specie italia" table:style-name="ta6">
        <table:table-column table:style-name="co24" table:default-cell-style-name="Default"/>
        <table:table-column table:style-name="co10" table:number-columns-repeated="1023" table:default-cell-style-name="Default"/>
        <table:table-row table:style-name="ro1">
          <table:table-cell table:style-name="ce21" office:value-type="string" calcext:value-type="string">
            <text:p><text:a xlink:href="http://luirig.altervista.org/flora/taxa/index1.php?scientific-name=ceratonia+siliqua" xlink:type="simple">Ceratonia siliqua L.</text:a></text:p>
          </table:table-cell>
          <table:table-cell table:style-name="ce16" office:value-type="string" calcext:value-type="string">
            <text:p>U7420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470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098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6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6809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lbum" xlink:type="simple">Galium aetnicum</text:a></text:p>
          </table:table-cell>
          <table:table-cell table:style-name="ce37" office:value-type="string" calcext:value-type="string">
            <text:p>MK02805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lbum" xlink:type="simple">Galium album Mill.</text:a></text:p>
          </table:table-cell>
          <table:table-cell table:style-name="ce16" office:value-type="string" calcext:value-type="string">
            <text:p>KJ2043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nisophyllon" xlink:type="simple">Galium anisophyllon Vill.</text:a></text:p>
          </table:table-cell>
          <table:table-cell table:style-name="ce37" office:value-type="string" calcext:value-type="string">
            <text:p>KF602232.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parine" xlink:type="simple">Galium aparine L.</text:a></text:p>
          </table:table-cell>
          <table:table-cell table:style-name="ce16" office:value-type="string" calcext:value-type="string">
            <text:p>KP098216.1</text:p>
          </table:table-cell>
          <table:table-cell table:style-name="ce17" office:value-type="string" calcext:value-type="string">
            <text:p>X76467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098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0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9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9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3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178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0061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8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9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9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5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0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boreale" xlink:type="simple">Galium boreale L.</text:a></text:p>
          </table:table-cell>
          <table:table-cell table:style-name="ce16" office:value-type="string" calcext:value-type="string">
            <text:p>KJ841335.1</text:p>
          </table:table-cell>
          <table:table-cell table:style-name="ce17" office:value-type="string" calcext:value-type="string">
            <text:p>KEPD00000000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906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11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rudifolium Vill.</text:p>
          </table:table-cell>
          <table:table-cell table:style-name="ce37" office:value-type="string" calcext:value-type="string">
            <text:p>MK028069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rudifolium Vill.</text:p>
          </table:table-cell>
          <table:table-cell table:style-name="ce37" office:value-type="string" calcext:value-type="string">
            <text:p>MK028069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sicum Spreng.</text:p>
          </table:table-cell>
          <table:table-cell table:style-name="ce16" office:value-type="string" calcext:value-type="string">
            <text:p>X81096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764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6" office:value-type="string" calcext:value-type="string">
            <text:p>Galium divaricatum Lam.</text:p>
          </table:table-cell>
          <table:table-cell table:style-name="ce16" office:value-type="string" calcext:value-type="string">
            <text:p>X76460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01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s/>Galium elongatum C. PreslSchult.</text:p>
          </table:table-cell>
          <table:table-cell table:style-name="ce16" office:value-type="string" calcext:value-type="string">
            <text:p>X81098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764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6) Galium humifusum M.Bieb</text:p>
          </table:table-cell>
          <table:table-cell table:style-name="ce16" office:value-type="string" calcext:value-type="string">
            <text:p>MG906224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793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7) Galium intermedium</text:p>
          </table:table-cell>
          <table:table-cell table:style-name="ce37" office:value-type="string" calcext:value-type="string">
            <text:p>MG954009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8) Galium laevigatum L.</text:p>
          </table:table-cell>
          <table:table-cell table:style-name="ce37" office:value-type="string" calcext:value-type="string">
            <text:p>MK027962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0) Galium lucidum All.</text:p>
          </table:table-cell>
          <table:table-cell table:style-name="ce16" office:value-type="string" calcext:value-type="string">
            <text:p>FR865153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81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6) Galium megalospermum Vill.3</text:p>
          </table:table-cell>
          <table:table-cell table:style-name="ce37" office:value-type="string" calcext:value-type="string">
            <text:p>KF602233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minutulum Jord.</text:p>
          </table:table-cell>
          <table:table-cell table:style-name="ce37" office:value-type="string" calcext:value-type="string">
            <text:p>MK028042.1</text:p>
          </table:table-cell>
          <table:table-cell table:style-name="ce38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8) Galium mollugo L.</text:p>
          </table:table-cell>
          <table:table-cell table:style-name="ce16" office:value-type="string" calcext:value-type="string">
            <text:p>HQ590111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T218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197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6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395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7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9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3) Galium murale (L.) All.</text:p>
          </table:table-cell>
          <table:table-cell table:style-name="ce16" office:value-type="string" calcext:value-type="string">
            <text:p>MN78380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816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9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6) Galium odoratum (L.) Scop.</text:p>
          </table:table-cell>
          <table:table-cell table:style-name="ce16" office:value-type="string" calcext:value-type="string">
            <text:p>MG906237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906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895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8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5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9) Galium palustre L.</text:p>
          </table:table-cell>
          <table:table-cell table:style-name="ce16" office:value-type="string" calcext:value-type="string">
            <text:p>KJ204346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1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7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1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2) Galium parisiense L.</text:p>
          </table:table-cell>
          <table:table-cell table:style-name="ce16" office:value-type="string" calcext:value-type="string">
            <text:p>X81102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5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4) Galium pumilum Murray</text:p>
          </table:table-cell>
          <table:table-cell table:style-name="ce16" office:value-type="string" calcext:value-type="string">
            <text:p>MN783804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47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13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6) Galium rotundifolium L.</text:p>
          </table:table-cell>
          <table:table-cell table:style-name="ce16" office:value-type="string" calcext:value-type="string">
            <text:p>MG954024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05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7) Galium rotundifolium L. subsp. rotund..</text:p>
          </table:table-cell>
          <table:table-cell table:style-name="ce16" office:value-type="string" calcext:value-type="string">
            <text:p>MG954024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05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8) Galium rubioides L.</text:p>
          </table:table-cell>
          <table:table-cell table:style-name="ce16" office:value-type="string" calcext:value-type="string">
            <text:p>X81685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09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1) Galium saxatile L.</text:p>
          </table:table-cell>
          <table:table-cell table:style-name="ce16" office:value-type="string" calcext:value-type="string">
            <text:p>MN783806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24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8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.63) Galium scabrum L</text:p>
          </table:table-cell>
          <table:table-cell table:style-name="ce16" office:value-type="string" calcext:value-type="string">
            <text:p>KJ595662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5956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56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56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1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6) Galium setaceum Lam.</text:p>
          </table:table-cell>
          <table:table-cell table:style-name="ce37" office:value-type="string" calcext:value-type="string">
            <text:p>MK027885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8) Galium spurium L.</text:p>
          </table:table-cell>
          <table:table-cell table:style-name="ce16" office:value-type="string" calcext:value-type="string">
            <text:p>MG90624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906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6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2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2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4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439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413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1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9) Galium sylvaticum L.</text:p>
          </table:table-cell>
          <table:table-cell table:style-name="ce16" office:value-type="string" calcext:value-type="string">
            <text:p>MG223156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10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1) Galium tricornutum Dandy </text:p>
          </table:table-cell>
          <table:table-cell table:style-name="ce16" office:value-type="string" calcext:value-type="string">
            <text:p>MG906245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2827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8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9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2) Galium tunetanum Lam.</text:p>
          </table:table-cell>
          <table:table-cell table:style-name="ce37" office:value-type="string" calcext:value-type="string">
            <text:p>MK028082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3) Galium uliginosum L.</text:p>
          </table:table-cell>
          <table:table-cell table:style-name="ce16" office:value-type="string" calcext:value-type="string">
            <text:p>JN893031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28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3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4) Galium verrucosum Huds.</text:p>
          </table:table-cell>
          <table:table-cell table:style-name="ce16" office:value-type="string" calcext:value-type="string">
            <text:p>X76471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028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7) Galium verticillatum Danthoine</text:p>
          </table:table-cell>
          <table:table-cell table:style-name="ce37" office:value-type="string" calcext:value-type="string">
            <text:p>MK028079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8) Galium verum L.</text:p>
          </table:table-cell>
          <table:table-cell table:style-name="ce16" office:value-type="string" calcext:value-type="string">
            <text:p>MG906229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M9806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204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6585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58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approximata" xlink:type="simple">Cuscuta approximata Bab.</text:a></text:p>
          </table:table-cell>
          <table:table-cell table:style-name="ce16" office:value-type="string" calcext:value-type="string">
            <text:p>KX67846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4366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28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46418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australis" xlink:type="simple">Cuscuta australis R. Br.</text:a></text:p>
          </table:table-cell>
          <table:table-cell table:style-name="ce16" office:value-type="string" calcext:value-type="string">
            <text:p>KX430885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4308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436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58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8668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campestris" xlink:type="simple">Cuscuta campestris Yuncker</text:a></text:p>
          </table:table-cell>
          <table:table-cell table:style-name="ce16" office:value-type="string" calcext:value-type="string">
            <text:p>MF135355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X6788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8834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2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0821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pilinum" xlink:type="simple">Cuscuta epilinum Weihe</text:a></text:p>
          </table:table-cell>
          <table:table-cell table:style-name="ce16" office:value-type="string" calcext:value-type="string">
            <text:p>EU330276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558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pithymum" xlink:type="simple">Cuscuta epithymum</text:a></text:p>
          </table:table-cell>
          <table:table-cell table:style-name="ce16" office:value-type="string" calcext:value-type="string">
            <text:p>MK925371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5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3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8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6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uropaea" xlink:type="simple">Cuscuta europaea L.</text:a></text:p>
          </table:table-cell>
          <table:table-cell table:style-name="ce16" office:value-type="string" calcext:value-type="string">
            <text:p>AJ320208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9251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01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gronovii" xlink:type="simple">Cuscuta gronovii Willd.</text:a></text:p>
          </table:table-cell>
          <table:table-cell table:style-name="ce16" office:value-type="string" calcext:value-type="string">
            <text:p>KP643724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6437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01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8834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8723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7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11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7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11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32020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2474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monogyna" xlink:type="simple">Cuscuta monogyna Vahl</text:a></text:p>
          </table:table-cell>
          <table:table-cell table:style-name="ce16" office:value-type="string" calcext:value-type="string">
            <text:p>AY558871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4366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palaestina" xlink:type="simple">Cuscuta palaestina Boiss.</text:a></text:p>
          </table:table-cell>
          <table:table-cell table:style-name="ce37" office:value-type="string" calcext:value-type="string">
            <text:p>AY558872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planiflora" xlink:type="simple">Cuscuta planiflora Ten.</text:a></text:p>
          </table:table-cell>
          <table:table-cell table:style-name="ce16" office:value-type="string" calcext:value-type="string">
            <text:p>KX282680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Y7945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70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suaveolens" xlink:type="simple">Cuscuta suaveolens Ser</text:a></text:p>
          </table:table-cell>
          <table:table-cell table:style-name="ce16" office:value-type="string" calcext:value-type="string">
            <text:p>EU883478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43671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tinei" xlink:type="simple">Cuscuta tinei Inzenga</text:a></text:p>
          </table:table-cell>
          <table:table-cell table:style-name="ce37" office:value-type="string" calcext:value-type="string">
            <text:p>KJ436608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lobelia+erinus" xlink:type="simple">Lobelia erinus L.</text:a></text:p>
          </table:table-cell>
          <table:table-cell table:style-name="ce16" office:value-type="string" calcext:value-type="string">
            <text:p>L13930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M8501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770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09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lobelia+laxiflora" xlink:type="simple">Lobelia laxiflora Kunth</text:a></text:p>
          </table:table-cell>
          <table:table-cell table:style-name="ce16" office:value-type="string" calcext:value-type="string">
            <text:p>DQ356143.1</text:p>
          </table:table-cell>
          <table:table-cell table:style-name="ce1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Y354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70.1</text:p>
          </table:table-cell>
          <table:table-cell table:number-columns-repeated="1022"/>
        </table:table-row>
        <table:table-row table:style-name="ro3" table:number-rows-repeated="10481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e da eliminare da db " table:style-name="ta7">
        <table:table-column table:style-name="co23" table:default-cell-style-name="Default"/>
        <table:table-column table:style-name="co10" table:number-columns-repeated="1023" table:default-cell-style-name="Default"/>
        <table:table-row table:style-name="ro1">
          <table:table-cell table:style-name="ce17" office:value-type="string" calcext:value-type="string">
            <text:p>MK460490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X0497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P021810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P02180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P021799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P02179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P026527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C_04987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MN556604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247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099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EU497669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S975137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S97513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S975134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S39810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S398101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LT9968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9968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4236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3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LS3981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996916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LN8499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4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NC_035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499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499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5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LN869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8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LN8692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2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7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BA000010.8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JACEFO010000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472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NC_003074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026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2701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X4702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CWF01000025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HW6650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920428.1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16" office:value-type="string" calcext:value-type="string">
            <text:p>FW377939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EF11554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NC_00860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AJ276676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X00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3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2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2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9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8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7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68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67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939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09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1888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38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3074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02686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S72305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276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0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976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F010005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N010000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G010000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131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94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103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2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000010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759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58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045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4029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2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479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47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7898.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X76467.1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KEPD00000000.1</text:p>
          </table:table-cell>
          <table:table-cell table:number-columns-repeated="1023"/>
        </table:table-row>
        <table:table-row table:style-name="ro1" table:number-rows-repeated="998">
          <table:table-cell table:style-name="ce16"/>
          <table:table-cell table:number-columns-repeated="1023"/>
        </table:table-row>
        <table:table-row table:style-name="ro3" table:number-rows-repeated="10473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. numb. per iga" table:style-name="ta8">
        <table:table-column table:style-name="co24" table:default-cell-style-name="Default"/>
        <table:table-column table:style-name="co25" table:default-cell-style-name="Default"/>
        <table:table-column table:style-name="co10" table:number-columns-repeated="1022" table:default-cell-style-name="Default"/>
        <table:table-row table:style-name="ro1">
          <table:table-cell table:style-name="ce16" office:value-type="string" calcext:value-type="string">
            <text:p>specie</text:p>
          </table:table-cell>
          <table:table-cell table:style-name="ce16" office:value-type="string" calcext:value-type="string">
            <text:p>Accession number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avena sativa</text:p>
          </table:table-cell>
          <table:table-cell table:style-name="ce16" office:value-type="string" calcext:value-type="string">
            <text:p>MF5965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3517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4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495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5388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4123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36398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NC_027468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KM974733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L15300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MK090222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MG687313.1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6" office:value-type="string" calcext:value-type="string">
            <text:p>X75695.1</text:p>
          </table:table-cell>
          <table:table-cell table:number-columns-repeated="1022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6" office:value-type="string" calcext:value-type="string">
            <text:p>Dactylis glomerata</text:p>
          </table:table-cell>
          <table:table-cell table:style-name="ce16" office:value-type="string" calcext:value-type="string">
            <text:p>MF59670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70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70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20432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05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39553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K5256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64404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64363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1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2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54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16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10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00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83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76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0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40260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B91706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M3607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651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2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29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8484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499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746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74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74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16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66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3262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6662.1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Medicago sativa</text:p>
          </table:table-cell>
          <table:table-cell table:style-name="ce16" office:value-type="string" calcext:value-type="string">
            <text:p>KJ2043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1318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140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140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2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7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24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24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24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5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0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0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354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7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5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9696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8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604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210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60494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K46049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7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6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159034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N60145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MK09028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KU32168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Z7017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X0497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776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3363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406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HQ596768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810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802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799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1795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CP026527.1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Vicia faba</text:p>
          </table:table-cell>
          <table:table-cell table:style-name="ce16" office:value-type="string" calcext:value-type="string">
            <text:p>EU2889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469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423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5147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Festuca arundinacea</text:p>
          </table:table-cell>
          <table:table-cell table:style-name="ce16" office:value-type="string" calcext:value-type="string">
            <text:p>KJ2043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6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4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4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4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0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8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5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46668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1713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747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6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6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9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hleum pratense</text:p>
          </table:table-cell>
          <table:table-cell table:style-name="ce16" office:value-type="string" calcext:value-type="string">
            <text:p>MF59691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91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F59691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M36092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02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Y39555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H88816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24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812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96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22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704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57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632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9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22565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P71123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T69556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593596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59359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F99734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8414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M85025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6004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835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15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066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J78483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AJ746298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J20438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8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3799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JN890660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C_0498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556604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3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N206671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4797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3382.1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Q596784.1</text:p>
          </table:table-cell>
          <table:table-cell table:style-name="ce1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Triticum (aestivum o durum)</text:p>
          </table:table-cell>
          <table:table-cell table:style-name="ce16" office:value-type="string" calcext:value-type="string">
            <text:p>MF5970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70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280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3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4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8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1701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212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920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917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668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97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42240.3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585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585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17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144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14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2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621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314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1334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8015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928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1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8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002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2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M2025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E213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E2135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V0665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3771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9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4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8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Lolium perenne</text:p>
          </table:table-cell>
          <table:table-cell table:style-name="ce16" office:value-type="string" calcext:value-type="string">
            <text:p>MF5968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204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1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5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130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77385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8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746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89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9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439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34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81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1235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7" office:value-type="string" calcext:value-type="string">
            <text:p> Onobrychis viciifolia</text:p>
          </table:table-cell>
          <table:table-cell table:style-name="ce16" office:value-type="string" calcext:value-type="string">
            <text:p>MK9254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5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59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1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942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974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28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0772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Zea Mays</text:p>
          </table:table-cell>
          <table:table-cell table:style-name="ce16" office:value-type="string" calcext:value-type="string">
            <text:p>MG2260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168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166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6563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30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976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8566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8566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856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695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559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9968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9968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51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9746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4236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963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963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963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57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57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57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57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69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5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499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499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8499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9969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S3981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679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3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Z119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8734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9661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966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9661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9661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241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241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0782.4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118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38279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7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6500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M_0011124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H00126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1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126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3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2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7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5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A000010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2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3074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02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2701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X470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827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CWF010000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W6650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9204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W37793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Hordeum vulgare</text:p>
          </table:table-cell>
          <table:table-cell table:style-name="ce16" office:value-type="string" calcext:value-type="string">
            <text:p>MK5259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1957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17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836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021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0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962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7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0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anicum</text:p>
          </table:table-cell>
          <table:table-cell table:style-name="ce16" office:value-type="string" calcext:value-type="string">
            <text:p>MF5969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73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9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968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8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737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829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829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829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1351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5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0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8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354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2044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1643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376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1319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99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71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2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2850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989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676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676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9981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704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14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4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3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3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7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80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1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5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7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5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0652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3496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713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6323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25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564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711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9079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5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9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4968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1635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1643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8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4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2350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633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5633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49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899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2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756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737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04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2914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731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822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34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59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4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683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3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2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7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9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7367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7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8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267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593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985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0500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608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F558491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09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7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78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58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21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8213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M009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PQIB00000000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PQIB02001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9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43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6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943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939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09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188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R6676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0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34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87005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Pisum sativum</text:p>
          </table:table-cell>
          <table:table-cell table:style-name="ce16" office:value-type="string" calcext:value-type="string">
            <text:p>JX6778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7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2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7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6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5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9986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4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0293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558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40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40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3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17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824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330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59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06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N435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G9666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38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3074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026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Secale cereale</text:p>
          </table:table-cell>
          <table:table-cell table:style-name="ce16" office:value-type="string" calcext:value-type="string">
            <text:p>MF5970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6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6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6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M2025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8938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572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Sorghum vulgare (bicolor)</text:p>
          </table:table-cell>
          <table:table-cell table:style-name="ce16" office:value-type="string" calcext:value-type="string">
            <text:p>MK5267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143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5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538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8493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86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S7230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Tripholium pratense</text:p>
          </table:table-cell>
          <table:table-cell table:style-name="ce16" office:value-type="string" calcext:value-type="string">
            <text:p>KJ2044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197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300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03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322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7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5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5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8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7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70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5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3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79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7243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677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395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6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5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7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6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130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3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3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7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393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268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14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3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538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59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Vicia sativa</text:p>
          </table:table-cell>
          <table:table-cell table:style-name="ce16" office:value-type="string" calcext:value-type="string">
            <text:p>MH215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739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3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9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49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4635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989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6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517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548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8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967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05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375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0537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7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50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61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9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4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Hordeum vulgare</text:p>
          </table:table-cell>
          <table:table-cell table:style-name="ce16" office:value-type="string" calcext:value-type="string">
            <text:p>MK5259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74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1957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063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017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836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00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0218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374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5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713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2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9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912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986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F1155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109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N626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1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636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962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766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00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5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0784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Glycine max</text:p>
          </table:table-cell>
          <table:table-cell table:style-name="ce16" office:value-type="string" calcext:value-type="string">
            <text:p>Z955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1319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1319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6585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6575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257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39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67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9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95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64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4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4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4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4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717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2889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436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T5768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3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R073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6543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175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4976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1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8936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119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226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F010005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N010000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Z_AJQG010000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131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294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CP0103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2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0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BA000010.8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75999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Gossypium</text:p>
          </table:table-cell>
          <table:table-cell table:style-name="ce16" office:value-type="string" calcext:value-type="string">
            <text:p>L1318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3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2431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777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7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167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35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314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726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2654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792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07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52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3257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95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007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007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8918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779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4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4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2219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1705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5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78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66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6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2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9011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181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01979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68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742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58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4045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8065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Q0342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1250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P00912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3173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3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42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03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82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41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394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158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N3937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N3941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7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U9816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241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2330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X4029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210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16" office:value-type="string" calcext:value-type="string">
            <text:p>Helianthus annuus</text:p>
          </table:table-cell>
          <table:table-cell table:style-name="ce16" office:value-type="string" calcext:value-type="string">
            <text:p>AY2151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190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9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6889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0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7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5986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139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8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130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C4738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28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5964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3414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9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838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2298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8276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8043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F0975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B5309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154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3064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2156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373828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>
            <text:p>Linum usitatissimum</text:p>
          </table:table-cell>
          <table:table-cell table:style-name="ce16" office:value-type="string" calcext:value-type="string">
            <text:p>MT09323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0932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459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U6458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1695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6640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468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90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3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849971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10" office:value-type="string" calcext:value-type="string">
            <text:p>Solanum tuberosum</text:p>
          </table:table-cell>
          <table:table-cell table:style-name="ce16" office:value-type="string" calcext:value-type="string">
            <text:p>HF5728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7223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197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0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5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0225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521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8563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809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5117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2315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489056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W3079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1208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02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3115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X5762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79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7898.3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479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841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764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386163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772170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F7721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6521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Q010000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1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ATIP0100004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ACEFO010001862.1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eratonia+siliqua" xlink:type="simple">Ceratonia siliqua L.</text:a></text:p>
          </table:table-cell>
          <table:table-cell table:style-name="ce16" office:value-type="string" calcext:value-type="string">
            <text:p>U742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70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098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266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6809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lbum" xlink:type="simple">Galium aetnicum</text:a></text:p>
          </table:table-cell>
          <table:table-cell table:style-name="ce37" office:value-type="string" calcext:value-type="string">
            <text:p>MK02805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lbum" xlink:type="simple">Galium album Mill.</text:a></text:p>
          </table:table-cell>
          <table:table-cell table:style-name="ce16" office:value-type="string" calcext:value-type="string">
            <text:p>KJ2043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5746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nisophyllon" xlink:type="simple">Galium anisophyllon Vill.</text:a></text:p>
          </table:table-cell>
          <table:table-cell table:style-name="ce37" office:value-type="string" calcext:value-type="string">
            <text:p>KF60223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nisophyllum" xlink:type="simple"> Galium anisophyllum Vill.</text:a></text:p>
          </table:table-cell>
          <table:table-cell table:style-name="ce37" office:value-type="string" calcext:value-type="string">
            <text:p>KF60223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aparine" xlink:type="simple">Galium aparine L.</text:a></text:p>
          </table:table-cell>
          <table:table-cell table:style-name="ce16" office:value-type="string" calcext:value-type="string">
            <text:p>KP0982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098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0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9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9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3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402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695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178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3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DQ0061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8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9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9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5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0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string" calcext:value-type="string">
            <text:p><text:a xlink:href="http://luirig.altervista.org/flora/taxa/index1.php?scientific-name=galium+boreale" xlink:type="simple">Galium boreale L.</text:a></text:p>
          </table:table-cell>
          <table:table-cell table:style-name="ce16" office:value-type="string" calcext:value-type="string">
            <text:p>KJ8413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11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rudifolium Vill.</text:p>
          </table:table-cell>
          <table:table-cell table:style-name="ce37" office:value-type="string" calcext:value-type="string">
            <text:p>MK02806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rudifolium Vill.</text:p>
          </table:table-cell>
          <table:table-cell table:style-name="ce37" office:value-type="string" calcext:value-type="string">
            <text:p>MK02806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corsicum Spreng.</text:p>
          </table:table-cell>
          <table:table-cell table:style-name="ce16" office:value-type="string" calcext:value-type="string">
            <text:p>X8109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6" office:value-type="string" calcext:value-type="string">
            <text:p>Galium divaricatum Lam.</text:p>
          </table:table-cell>
          <table:table-cell table:style-name="ce16" office:value-type="string" calcext:value-type="string">
            <text:p>X764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s/>Galium elongatum C. PreslSchult.</text:p>
          </table:table-cell>
          <table:table-cell table:style-name="ce16" office:value-type="string" calcext:value-type="string">
            <text:p>X810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6) Galium humifusum M.Bieb</text:p>
          </table:table-cell>
          <table:table-cell table:style-name="ce16" office:value-type="string" calcext:value-type="string">
            <text:p>MG906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3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7) Galium intermedium</text:p>
          </table:table-cell>
          <table:table-cell table:style-name="ce37" office:value-type="string" calcext:value-type="string">
            <text:p>MG95400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28) Galium laevigatum L.</text:p>
          </table:table-cell>
          <table:table-cell table:style-name="ce37" office:value-type="string" calcext:value-type="string">
            <text:p>MK02796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0) Galium lucidum All.</text:p>
          </table:table-cell>
          <table:table-cell table:style-name="ce16" office:value-type="string" calcext:value-type="string">
            <text:p>FR865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10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E9634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6) Galium megalospermum Vill.3</text:p>
          </table:table-cell>
          <table:table-cell table:style-name="ce37" office:value-type="string" calcext:value-type="string">
            <text:p>KF60223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Galium minutulum Jord.</text:p>
          </table:table-cell>
          <table:table-cell table:style-name="ce37" office:value-type="string" calcext:value-type="string">
            <text:p>MK02804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38) Galium mollugo L.</text:p>
          </table:table-cell>
          <table:table-cell table:style-name="ce16" office:value-type="string" calcext:value-type="string">
            <text:p>HQ5901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T218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3955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6197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5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43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6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1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9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FJ395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8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36079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34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1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97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3) Galium murale (L.) All.</text:p>
          </table:table-cell>
          <table:table-cell table:style-name="ce16" office:value-type="string" calcext:value-type="string">
            <text:p>MN78380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67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9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6) Galium odoratum (L.) Scop.</text:p>
          </table:table-cell>
          <table:table-cell table:style-name="ce16" office:value-type="string" calcext:value-type="string">
            <text:p>MG9062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3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895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18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4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0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6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5627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20615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5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49) Galium palustre L.</text:p>
          </table:table-cell>
          <table:table-cell table:style-name="ce16" office:value-type="string" calcext:value-type="string">
            <text:p>KJ20434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1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9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1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4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8413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76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1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1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2) Galium parisiense L.</text:p>
          </table:table-cell>
          <table:table-cell table:style-name="ce16" office:value-type="string" calcext:value-type="string">
            <text:p>X8110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4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2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4) Galium pumilum Murray</text:p>
          </table:table-cell>
          <table:table-cell table:style-name="ce16" office:value-type="string" calcext:value-type="string">
            <text:p>MN78380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7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F60213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6) Galium rotundifolium L.</text:p>
          </table:table-cell>
          <table:table-cell table:style-name="ce16" office:value-type="string" calcext:value-type="string">
            <text:p>MG9540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7) Galium rotundifolium L. subsp. rotund..</text:p>
          </table:table-cell>
          <table:table-cell table:style-name="ce16" office:value-type="string" calcext:value-type="string">
            <text:p>MG9540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5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58) Galium rubioides L.</text:p>
          </table:table-cell>
          <table:table-cell table:style-name="ce16" office:value-type="string" calcext:value-type="string">
            <text:p>X816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1) Galium saxatile L.</text:p>
          </table:table-cell>
          <table:table-cell table:style-name="ce16" office:value-type="string" calcext:value-type="string">
            <text:p>MN7838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4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0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2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8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.63) Galium scabrum L</text:p>
          </table:table-cell>
          <table:table-cell table:style-name="ce16" office:value-type="string" calcext:value-type="string">
            <text:p>KJ5956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56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56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5956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811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X764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1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6) Galium setaceum Lam.</text:p>
          </table:table-cell>
          <table:table-cell table:style-name="ce37" office:value-type="string" calcext:value-type="string">
            <text:p>MK027885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8) Galium spurium L.</text:p>
          </table:table-cell>
          <table:table-cell table:style-name="ce16" office:value-type="string" calcext:value-type="string">
            <text:p>MG9062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260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6097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660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271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327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34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22209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4392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C4134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1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69) Galium sylvaticum L.</text:p>
          </table:table-cell>
          <table:table-cell table:style-name="ce16" office:value-type="string" calcext:value-type="string">
            <text:p>MG2231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10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1) Galium tricornutum Dandy </text:p>
          </table:table-cell>
          <table:table-cell table:style-name="ce16" office:value-type="string" calcext:value-type="string">
            <text:p>MG90624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2827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21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8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314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64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9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9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2) Galium tunetanum Lam.</text:p>
          </table:table-cell>
          <table:table-cell table:style-name="ce37" office:value-type="string" calcext:value-type="string">
            <text:p>MK02808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3) Galium uliginosum L.</text:p>
          </table:table-cell>
          <table:table-cell table:style-name="ce16" office:value-type="string" calcext:value-type="string">
            <text:p>JN89303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3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4) Galium verrucosum Huds.</text:p>
          </table:table-cell>
          <table:table-cell table:style-name="ce16" office:value-type="string" calcext:value-type="string">
            <text:p>X764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9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7) Galium verticillatum Danthoine</text:p>
          </table:table-cell>
          <table:table-cell table:style-name="ce37" office:value-type="string" calcext:value-type="string">
            <text:p>MK02807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78) Galium verum L.</text:p>
          </table:table-cell>
          <table:table-cell table:style-name="ce16" office:value-type="string" calcext:value-type="string">
            <text:p>MG9062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M9806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20434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011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H6585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5258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15873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2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2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05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G90622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8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02788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7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33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400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Q596713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approximata" xlink:type="simple">Cuscuta approximata Bab.</text:a></text:p>
          </table:table-cell>
          <table:table-cell table:style-name="ce16" office:value-type="string" calcext:value-type="string">
            <text:p>KX67846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28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464180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australis" xlink:type="simple">Cuscuta australis R. Br.</text:a></text:p>
          </table:table-cell>
          <table:table-cell table:style-name="ce16" office:value-type="string" calcext:value-type="string">
            <text:p>KX4308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GQ436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4588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86689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0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campestris" xlink:type="simple">Cuscuta campestris Yuncker</text:a></text:p>
          </table:table-cell>
          <table:table-cell table:style-name="ce16" office:value-type="string" calcext:value-type="string">
            <text:p>MF1353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88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9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43088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8834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01576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1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5292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N70821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pilinum" xlink:type="simple">Cuscuta epilinum Weihe</text:a></text:p>
          </table:table-cell>
          <table:table-cell table:style-name="ce16" office:value-type="string" calcext:value-type="string">
            <text:p>EU33027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1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pithymum" xlink:type="simple">Cuscuta epithymum</text:a></text:p>
          </table:table-cell>
          <table:table-cell table:style-name="ce16" office:value-type="string" calcext:value-type="string">
            <text:p>MK9253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28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8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X67905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74632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81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7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JN891769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europaea" xlink:type="simple">Cuscuta europaea L.</text:a></text:p>
          </table:table-cell>
          <table:table-cell table:style-name="ce16" office:value-type="string" calcext:value-type="string">
            <text:p>AJ32020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1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50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K92465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7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0106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4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gronovii" xlink:type="simple">Cuscuta gronovii Willd.</text:a></text:p>
          </table:table-cell>
          <table:table-cell table:style-name="ce16" office:value-type="string" calcext:value-type="string">
            <text:p>KP64372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P64371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330262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6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10105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EU88347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T87237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76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1163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5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09766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M71164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J320207.2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L24747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monogyna" xlink:type="simple">Cuscuta monogyna Vahl</text:a></text:p>
          </table:table-cell>
          <table:table-cell table:style-name="ce16" office:value-type="string" calcext:value-type="string">
            <text:p>AY55887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686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palaestina" xlink:type="simple">Cuscuta palaestina Boiss.</text:a></text:p>
          </table:table-cell>
          <table:table-cell table:style-name="ce37" office:value-type="string" calcext:value-type="string">
            <text:p>AY55887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planiflora" xlink:type="simple">Cuscuta planiflora Ten.</text:a></text:p>
          </table:table-cell>
          <table:table-cell table:style-name="ce16" office:value-type="string" calcext:value-type="string">
            <text:p>KX28268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794557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AY558874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702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suaveolens" xlink:type="simple">Cuscuta suaveolens Ser</text:a></text:p>
          </table:table-cell>
          <table:table-cell table:style-name="ce16" office:value-type="string" calcext:value-type="string">
            <text:p>EU883478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J43671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cuscuta+tinei" xlink:type="simple">Cuscuta tinei Inzenga</text:a></text:p>
          </table:table-cell>
          <table:table-cell table:style-name="ce37" office:value-type="string" calcext:value-type="string">
            <text:p>KJ43660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lobelia+erinus" xlink:type="simple">Lobelia erinus L.</text:a></text:p>
          </table:table-cell>
          <table:table-cell table:style-name="ce16" office:value-type="string" calcext:value-type="string">
            <text:p>L13930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HM850129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MF770635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6098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1" office:value-type="string" calcext:value-type="string">
            <text:p><text:a xlink:href="http://luirig.altervista.org/flora/taxa/index1.php?scientific-name=lobelia+laxiflora" xlink:type="simple">Lobelia laxiflora Kunth</text:a></text:p>
          </table:table-cell>
          <table:table-cell table:style-name="ce16" office:value-type="string" calcext:value-type="string">
            <text:p>DQ356143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KY354221.1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C_033370.1</text:p>
          </table:table-cell>
          <table:table-cell table:number-columns-repeated="1022"/>
        </table:table-row>
        <table:table-row table:style-name="ro3" table:number-rows-repeated="1046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c. num. per slobo" table:style-name="ta9">
        <table:table-column table:style-name="co10" table:number-columns-repeated="1024" table:default-cell-style-name="Default"/>
        <table:table-row table:style-name="ro1">
          <table:table-cell table:style-name="ce16" office:value-type="string" calcext:value-type="string">
            <text:p>MF5965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3517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4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495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5388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4123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363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74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747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153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2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6873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6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7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7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7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955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6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40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6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1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0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8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7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0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4026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9170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7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8651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2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29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8484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499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3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3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5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746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74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747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4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91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6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2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6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1318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140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140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2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1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7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242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242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242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2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2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5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3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0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0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71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6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64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6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354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92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7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1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5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9696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28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604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3210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6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604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604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590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590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590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590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590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14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2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3216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Z701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49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18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18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17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17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65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1208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469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612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423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514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8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7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6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4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5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4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1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9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4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0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8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5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J466687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1713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747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92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92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5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5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5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6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2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6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9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9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9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9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2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955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881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2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0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5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3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6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6955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35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35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973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4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2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8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5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6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7848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7462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8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7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6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98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5566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6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6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6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280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3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8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4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8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768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1701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2121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920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9170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6682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974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042240.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585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585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86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86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86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0517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144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143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27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621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314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1334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8015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928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2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110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18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17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16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002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27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M2025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E2135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E2135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V0665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C3771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3738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9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4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8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128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128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4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955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1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5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130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1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0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0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7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777385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8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7462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89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92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99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4390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341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81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1235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4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6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5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59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91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9422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62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9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974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285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0077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0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168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1666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6563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30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86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976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8566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8566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8565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6958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559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9968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9968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51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9746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4236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963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7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692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5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499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499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8499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9969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S3981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679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3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Z119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8734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9661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966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9661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9661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2419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2419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M000782.4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M_0011118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M_001138279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M0076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6500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M_0011124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H001267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Q8701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1267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33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128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78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5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000010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24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3074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026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2701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X4702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827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CWF010000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W6650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9204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W3779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9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4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1957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0176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8361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374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0218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374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5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26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950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950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109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1251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962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276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3738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0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0784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0784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9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737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9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68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8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8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737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829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829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829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1351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5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6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0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8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7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354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2044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2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768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4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1643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3760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1319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99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71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2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2850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989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676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676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2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9981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2704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7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7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143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4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4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3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3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1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67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1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80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6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6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2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1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1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5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9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7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55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0652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3496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7133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6323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251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768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768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0157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5648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7112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9079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4026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6955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9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4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4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4968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1635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3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3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3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1643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861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4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2350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1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633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633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49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899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23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756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737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04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2914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731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822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34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59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4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683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3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2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72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9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8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7367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7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68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267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5933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985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0500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0500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0500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6082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939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93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F558491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09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78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78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58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58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58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8213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8213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M0096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QIB00000000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PQIB020013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97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343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96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3943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3943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3943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3943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939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09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1888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6676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Q8700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341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Q8700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6778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7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2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7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6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5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9986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1208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40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0293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558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402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40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93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170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824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330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599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599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599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062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611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N4358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G9666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G966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G9666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G9666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G9666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38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3074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026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5970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66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6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61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7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M2025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8938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5723.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6" office:value-type="string" calcext:value-type="string">
            <text:p>MK5267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143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5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5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5388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8493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86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S72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4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197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300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30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300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300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2033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3222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7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5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5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3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2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82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78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77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70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8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5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3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79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7243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677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6770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6770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J3955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4026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6955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37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37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6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6130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4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0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3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3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74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393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268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7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955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14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3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5388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4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46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45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2152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739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3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9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7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2490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7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4635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989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4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6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6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3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517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1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548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8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967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4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5054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6021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3754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612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0537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71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50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611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611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9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4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1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8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9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74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1957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063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0176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8361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374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004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0218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374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5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713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26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950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950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9126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9861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F1155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6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109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N626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1251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6361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962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2766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3738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00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57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0784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0784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Z955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1319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1319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6585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6575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257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39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672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9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95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64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4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4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4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4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7172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2889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Q4367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T5768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3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R0732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6543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175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79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4976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1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8936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1192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226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3738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F010005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N010000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Z_AJQG010000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131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294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P0103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2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0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000010.8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759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13186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3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2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2431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777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817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1672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352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314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5726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2654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7928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6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1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1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07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52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3257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95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95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95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007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007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918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918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8918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7792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81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4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4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219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219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219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219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2219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705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705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705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1705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6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0197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0197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0197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45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78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7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7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6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66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79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2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1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1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9011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81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81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81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181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0197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0197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68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7420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58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4045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8065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0342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0342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0342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Q0342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1250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P00912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3173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32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4042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4003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3982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3941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394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158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N3937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N3941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817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U9816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241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2330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X4029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2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2151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3190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9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6889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4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30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17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5986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139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8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6130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C4738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28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5964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14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14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14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14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3414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79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838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2298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8276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8043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F0975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B5309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3154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3064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2156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373828.1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MT0932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0932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459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U6458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J1695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6640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468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902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3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8499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F5728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7223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197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40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5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0225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521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8563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8096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5117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2315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489056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30794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3079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3079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W3079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1208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120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1208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502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3115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X5762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479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7898.3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479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841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764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86163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772170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F7721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6521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Q010000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1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ATIP0100004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ACEFO0100018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U742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70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098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266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68096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0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602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5746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67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KF602232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KF6022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0982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0982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0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8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9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7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9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3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0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4027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6954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178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33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0061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4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7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4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3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8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9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9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5625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5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3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113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69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09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0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36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G954009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79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R8651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10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E9634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884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KF602233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T2187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3955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6197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8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45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43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6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1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0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19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FJ3955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628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3607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34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3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4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4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1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97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5625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8380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67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8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3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895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18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4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4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0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5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6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5627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1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1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20615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9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4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8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39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31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3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8413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7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1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1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5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1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5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1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1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4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8380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7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6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F60213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540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540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6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9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838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4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0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2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1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1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5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56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56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56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5956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811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19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78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1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1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260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973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97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6097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3660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327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327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34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209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C4392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C4134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1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2231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1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4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827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21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8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6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1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64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9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892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303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89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89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3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X764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9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886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MK0280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806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8062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8062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8062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M9806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2043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011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H6585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5258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5873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62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8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28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05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G90622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80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02788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7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33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400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Q59671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46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0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0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528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4641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GQ4367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0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4588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86689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1353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88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9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43088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3302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8834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0157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01576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5292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N70821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33027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4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3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28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8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67905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74632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4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81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7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JN89176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3202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1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50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K92465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33027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6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0106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4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72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P64371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33026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6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10105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88347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5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T87237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976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71163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5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5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09766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M71164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J320207.2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2474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7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686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AY55887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X28268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794557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AY558874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702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U88347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J436718.1</text:p>
          </table:table-cell>
          <table:table-cell table:number-columns-repeated="1023"/>
        </table:table-row>
        <table:table-row table:style-name="ro1">
          <table:table-cell table:style-name="ce37" office:value-type="string" calcext:value-type="string">
            <text:p>KJ43660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L13930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HM850129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MF770635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6098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DQ356143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KY354221.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NC_033370.1</text:p>
          </table:table-cell>
          <table:table-cell table:number-columns-repeated="1023"/>
        </table:table-row>
        <table:table-row table:style-name="ro3" table:number-rows-repeated="10466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getali_5f_DisciplinareGP" style:display-name="PageStyle_Vegetali_Disciplinare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g_5f_Discip_5f_GP_5f_Distribuzione" style:display-name="PageStyle_Veg_Discip_GP_Distribu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glie_5f_Generi_5f_Italia_20_" style:display-name="PageStyle_Famiglie_Generi_Ital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" style:display-name="PageStyle_Spec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._20_num._20_disciplinare" style:display-name="PageStyle_acc. num. disciplin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._20_num._20_specie_20_italia" style:display-name="PageStyle_acc. num. specie ita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_20_da_20_eliminare_20_da_20_db_20_" style:display-name="PageStyle_specie da eliminare da db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._20_numb._20_per_20_iga" style:display-name="PageStyle_acc. numb. per ig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c._20_num._20_per_20_slobo" style:display-name="PageStyle_acc. num. per slob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4:22:26</meta:creation-date>
    <meta:initial-creator>Pozzi</meta:initial-creator>
    <meta:document-statistic meta:table-count="9" meta:cell-count="7591" meta:object-count="0"/>
    <meta:generator>LibreOfficeDev/6.0.5.2$Linux_X86_64 LibreOffice_project/</meta:generator>
  </office:meta>
</office:document-meta>
</file>